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le1" style:family="table">
      <style:table-properties style:width="16.401cm" fo:margin-left="-0.191cm" fo:margin-top="0cm" fo:margin-bottom="0cm" table:align="left" style:writing-mode="page"/>
    </style:style>
    <style:style style:name="Tabelle1.A" style:family="table-column">
      <style:table-column-properties style:column-width="4.6cm"/>
    </style:style>
    <style:style style:name="Tabelle1.B" style:family="table-column">
      <style:table-column-properties style:column-width="11.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background-color="#d9d9d9" fo:padding-left="0.194cm" fo:padding-right="0.194cm" fo:padding-top="0.159cm" fo:padding-bottom="0.159cm" fo:border="none">
        <style:background-image/>
      </style:table-cell-properties>
    </style:style>
    <style:style style:name="Tabelle1.A2" style:family="table-cell">
      <style:table-cell-properties style:vertical-align="middle" fo:background-color="#ededed" fo:padding-left="0.194cm" fo:padding-right="0.194cm" fo:padding-top="0.159cm" fo:padding-bottom="0.159cm" fo:border="none">
        <style:background-image/>
      </style:table-cell-properties>
    </style:style>
    <style:style style:name="Tabelle1.B2" style:family="table-cell">
      <style:table-cell-properties style:vertical-align="middle" fo:padding-left="0.194cm" fo:padding-right="0.194cm" fo:padding-top="0.159cm" fo:padding-bottom="0.159cm" fo:border="none"/>
    </style:style>
    <style:style style:name="Tabelle1.B3" style:family="table-cell">
      <style:table-cell-properties style:vertical-align="middle" fo:padding-left="0.194cm" fo:padding-right="0.194cm" fo:padding-top="0.159cm" fo:padding-bottom="0.159cm" fo:border="none"/>
    </style:style>
    <style:style style:name="Tabelle1.B4" style:family="table-cell">
      <style:table-cell-properties style:vertical-align="middle" fo:padding-left="0.194cm" fo:padding-right="0.194cm" fo:padding-top="0.159cm" fo:padding-bottom="0.159cm" fo:border="none"/>
    </style:style>
    <style:style style:name="Tabelle1.B5" style:family="table-cell">
      <style:table-cell-properties style:vertical-align="middle" fo:padding-left="0.194cm" fo:padding-right="0.194cm" fo:padding-top="0.159cm" fo:padding-bottom="0.159cm" fo:border="none"/>
    </style:style>
    <style:style style:name="Tabelle1.B6" style:family="table-cell">
      <style:table-cell-properties style:vertical-align="middle" fo:padding-left="0.194cm" fo:padding-right="0.194cm" fo:padding-top="0.159cm" fo:padding-bottom="0.159cm" fo:border="none"/>
    </style:style>
    <style:style style:name="Tabelle1.B7" style:family="table-cell">
      <style:table-cell-properties style:vertical-align="middle" fo:padding-left="0.194cm" fo:padding-right="0.194cm" fo:padding-top="0.159cm" fo:padding-bottom="0.159cm" fo:border="none"/>
    </style:style>
    <style:style style:name="Tabelle1.B8" style:family="table-cell">
      <style:table-cell-properties style:vertical-align="middle" fo:padding-left="0.194cm" fo:padding-right="0.194cm" fo:padding-top="0.159cm" fo:padding-bottom="0.159cm" fo:border="none"/>
    </style:style>
    <style:style style:name="Tabelle1.B9" style:family="table-cell">
      <style:table-cell-properties style:vertical-align="middle" fo:padding-left="0.194cm" fo:padding-right="0.194cm" fo:padding-top="0.159cm" fo:padding-bottom="0.159cm" fo:border="none"/>
    </style:style>
    <style:style style:name="Tabelle1.B10" style:family="table-cell">
      <style:table-cell-properties style:vertical-align="middle" fo:padding-left="0.194cm" fo:padding-right="0.194cm" fo:padding-top="0.159cm" fo:padding-bottom="0.159cm" fo:border="none"/>
    </style:style>
    <style:style style:name="Tabelle1.B11" style:family="table-cell">
      <style:table-cell-properties style:vertical-align="middle" fo:padding-left="0.194cm" fo:padding-right="0.194cm" fo:padding-top="0.159cm" fo:padding-bottom="0.159cm" fo:border="none"/>
    </style:style>
    <style:style style:name="Tabelle2" style:family="table">
      <style:table-properties style:width="16.302cm" fo:margin-left="-0.191cm" fo:margin-top="0cm" fo:margin-bottom="0cm" table:align="left" style:writing-mode="lr-tb"/>
    </style:style>
    <style:style style:name="Tabelle2.A" style:family="table-column">
      <style:table-column-properties style:column-width="3.699cm"/>
    </style:style>
    <style:style style:name="Tabelle2.B" style:family="table-column">
      <style:table-column-properties style:column-width="8.902cm"/>
    </style:style>
    <style:style style:name="Tabelle2.C" style:family="table-column">
      <style:table-column-properties style:column-width="3.701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middle" fo:background-color="#d9d9d9" fo:padding-left="0.176cm" fo:padding-right="0.176cm" fo:padding-top="0.15cm" fo:padding-bottom="0.15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B2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C2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A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B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C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A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B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C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A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B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C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A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B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C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A7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B7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C7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A8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B8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C8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A9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B9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C9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A10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B10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C10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A11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B11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C11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A12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B12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C12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A1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B1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C1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A1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B1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C1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A1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B1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C1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A1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B1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2.C1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3" style:family="table">
      <style:table-properties style:width="16.401cm" fo:margin-left="-0.191cm" fo:margin-top="0cm" fo:margin-bottom="0cm" table:align="left" style:writing-mode="page"/>
    </style:style>
    <style:style style:name="Tabelle3.A" style:family="table-column">
      <style:table-column-properties style:column-width="16.401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middle" fo:background-color="#f3f3f3" fo:padding-left="0.247cm" fo:padding-right="0.247cm" fo:padding-top="0.176cm" fo:padding-bottom="0.176cm" fo:border="none">
        <style:background-image/>
      </style:table-cell-properties>
    </style:style>
    <style:style style:name="Tabelle4" style:family="table">
      <style:table-properties style:width="16.401cm" fo:margin-left="-0.191cm" fo:margin-top="0cm" fo:margin-bottom="0cm" table:align="left" style:writing-mode="page"/>
    </style:style>
    <style:style style:name="Tabelle4.A" style:family="table-column">
      <style:table-column-properties style:column-width="16.401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middle" fo:background-color="#f3f3f3" fo:padding-left="0.247cm" fo:padding-right="0.247cm" fo:padding-top="0.176cm" fo:padding-bottom="0.176cm" fo:border="none">
        <style:background-image/>
      </style:table-cell-properties>
    </style:style>
    <style:style style:name="Tabelle5" style:family="table">
      <style:table-properties style:width="16.401cm" fo:margin-left="-0.191cm" fo:margin-top="0cm" fo:margin-bottom="0cm" table:align="left" style:writing-mode="page"/>
    </style:style>
    <style:style style:name="Tabelle5.A" style:family="table-column">
      <style:table-column-properties style:column-width="16.401cm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middle" fo:background-color="#f3f3f3" fo:padding-left="0.247cm" fo:padding-right="0.247cm" fo:padding-top="0.176cm" fo:padding-bottom="0.176cm" fo:border="none">
        <style:background-image/>
      </style:table-cell-properties>
    </style:style>
    <style:style style:name="Tabelle6" style:family="table">
      <style:table-properties style:width="16.401cm" fo:margin-left="-0.191cm" fo:margin-top="0cm" fo:margin-bottom="0cm" table:align="left" style:writing-mode="page"/>
    </style:style>
    <style:style style:name="Tabelle6.A" style:family="table-column">
      <style:table-column-properties style:column-width="16.401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background-color="#f3f3f3" fo:padding-left="0.247cm" fo:padding-right="0.247cm" fo:padding-top="0.176cm" fo:padding-bottom="0.176cm" fo:border="none">
        <style:background-image/>
      </style:table-cell-properties>
    </style:style>
    <style:style style:name="Tabelle7" style:family="table">
      <style:table-properties style:width="16.401cm" fo:margin-left="-0.191cm" fo:margin-top="0cm" fo:margin-bottom="0cm" table:align="left" style:writing-mode="page"/>
    </style:style>
    <style:style style:name="Tabelle7.A" style:family="table-column">
      <style:table-column-properties style:column-width="16.401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background-color="#f3f3f3" fo:padding-left="0.247cm" fo:padding-right="0.247cm" fo:padding-top="0.176cm" fo:padding-bottom="0.176cm" fo:border="none">
        <style:background-image/>
      </style:table-cell-properties>
    </style:style>
    <style:style style:name="Tabelle8" style:family="table">
      <style:table-properties style:width="16.401cm" fo:margin-left="-0.191cm" fo:margin-top="0cm" fo:margin-bottom="0cm" table:align="left" style:writing-mode="page"/>
    </style:style>
    <style:style style:name="Tabelle8.A" style:family="table-column">
      <style:table-column-properties style:column-width="16.401cm"/>
    </style:style>
    <style:style style:name="Tabelle8.1" style:family="table-row">
      <style:table-row-properties fo:keep-together="auto"/>
    </style:style>
    <style:style style:name="Tabelle8.A1" style:family="table-cell">
      <style:table-cell-properties style:vertical-align="middle" fo:background-color="#f3f3f3" fo:padding-left="0.247cm" fo:padding-right="0.247cm" fo:padding-top="0.176cm" fo:padding-bottom="0.176cm" fo:border="none">
        <style:background-image/>
      </style:table-cell-properties>
    </style:style>
    <style:style style:name="Tabelle9" style:family="table">
      <style:table-properties style:width="16.401cm" fo:margin-left="-0.191cm" fo:margin-top="0cm" fo:margin-bottom="0cm" table:align="left" style:writing-mode="page"/>
    </style:style>
    <style:style style:name="Tabelle9.A" style:family="table-column">
      <style:table-column-properties style:column-width="16.401cm"/>
    </style:style>
    <style:style style:name="Tabelle9.1" style:family="table-row">
      <style:table-row-properties fo:keep-together="auto"/>
    </style:style>
    <style:style style:name="Tabelle9.A1" style:family="table-cell">
      <style:table-cell-properties style:vertical-align="middle" fo:background-color="#f3f3f3" fo:padding-left="0.247cm" fo:padding-right="0.247cm" fo:padding-top="0.176cm" fo:padding-bottom="0.176cm" fo:border="none">
        <style:background-image/>
      </style:table-cell-properties>
    </style:style>
    <style:style style:name="Tabelle10" style:family="table">
      <style:table-properties style:width="16.401cm" fo:margin-left="-0.191cm" fo:margin-top="0cm" fo:margin-bottom="0cm" table:align="left" style:writing-mode="lr-tb"/>
    </style:style>
    <style:style style:name="Tabelle10.A" style:family="table-column">
      <style:table-column-properties style:column-width="1.598cm"/>
    </style:style>
    <style:style style:name="Tabelle10.B" style:family="table-column">
      <style:table-column-properties style:column-width="4.703cm"/>
    </style:style>
    <style:style style:name="Tabelle10.C" style:family="table-column">
      <style:table-column-properties style:column-width="4.798cm"/>
    </style:style>
    <style:style style:name="Tabelle10.D" style:family="table-column">
      <style:table-column-properties style:column-width="5.302cm"/>
    </style:style>
    <style:style style:name="Tabelle10.1" style:family="table-row">
      <style:table-row-properties fo:keep-together="auto"/>
    </style:style>
    <style:style style:name="Tabelle10.A1" style:family="table-cell">
      <style:table-cell-properties style:vertical-align="middle" fo:background-color="#d9d9d9" fo:padding-left="0.176cm" fo:padding-right="0.176cm" fo:padding-top="0.15cm" fo:padding-bottom="0.15cm" fo:border="0.5pt solid #000000" style:writing-mode="lr-tb">
        <style:background-image/>
      </style:table-cell-properties>
    </style:style>
    <style:style style:name="Tabelle10.A2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B2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C2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D2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A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B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C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D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A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B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C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D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A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B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C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D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A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B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C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D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A7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B7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C7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D7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A8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B8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C8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D8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A9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B9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C9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D9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A10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B10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C10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D10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A11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B11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C11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D11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A12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B12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C12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D12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A1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B1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C1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D1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A1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B1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C1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D1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A1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B1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C1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D1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A1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B1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C1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D1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A17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B17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C17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D17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A18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B18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C18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0.D18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" style:family="table">
      <style:table-properties style:width="16.501cm" fo:margin-left="-0.191cm" fo:margin-top="0cm" fo:margin-bottom="0cm" table:align="left" style:writing-mode="lr-tb"/>
    </style:style>
    <style:style style:name="Tabelle11.A" style:family="table-column">
      <style:table-column-properties style:column-width="4.8cm"/>
    </style:style>
    <style:style style:name="Tabelle11.B" style:family="table-column">
      <style:table-column-properties style:column-width="3cm"/>
    </style:style>
    <style:style style:name="Tabelle11.C" style:family="table-column">
      <style:table-column-properties style:column-width="4.701cm"/>
    </style:style>
    <style:style style:name="Tabelle11.D" style:family="table-column">
      <style:table-column-properties style:column-width="4.001cm"/>
    </style:style>
    <style:style style:name="Tabelle11.1" style:family="table-row">
      <style:table-row-properties fo:keep-together="auto"/>
    </style:style>
    <style:style style:name="Tabelle11.A1" style:family="table-cell">
      <style:table-cell-properties style:vertical-align="middle" fo:background-color="#d9d9d9" fo:padding-left="0.176cm" fo:padding-right="0.176cm" fo:padding-top="0.15cm" fo:padding-bottom="0.15cm" fo:border="0.5pt solid #000000" style:writing-mode="lr-tb">
        <style:background-image/>
      </style:table-cell-properties>
    </style:style>
    <style:style style:name="Tabelle11.A2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2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2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2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7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7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7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7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8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8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8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8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9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9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9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9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10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10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10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10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11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11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11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11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1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1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1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1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1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1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1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1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1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1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1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1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1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1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1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1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17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17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17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17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18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18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18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18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19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19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19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19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20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20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20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20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21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21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21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21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22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22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22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22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2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2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2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23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2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2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2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24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2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2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2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25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2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2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2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26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27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27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27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27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28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28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28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28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29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29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29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29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A30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B30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C30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Tabelle11.D30" style:family="table-cell">
      <style:table-cell-properties style:vertical-align="middle" fo:padding-left="0.176cm" fo:padding-right="0.176cm" fo:padding-top="0.15cm" fo:padding-bottom="0.15cm" fo:border="0.5pt solid #000000" style:writing-mode="lr-tb"/>
    </style:style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1">
      <style:paragraph-properties fo:margin-top="0cm" fo:margin-bottom="0.212cm" style:contextual-spacing="false" fo:break-before="page" fo:keep-with-next="always"/>
    </style:style>
    <style:style style:name="P4" style:family="paragraph" style:parent-style-name="Standard">
      <style:paragraph-properties fo:margin-left="0cm" fo:margin-top="0cm" fo:margin-bottom="0.035cm" style:contextual-spacing="false"/>
    </style:style>
    <style:style style:name="P5" style:family="paragraph" style:parent-style-name="Standard">
      <style:paragraph-properties fo:margin-left="0.4cm" fo:margin-top="0cm" fo:margin-bottom="0.035cm" style:contextual-spacing="false"/>
    </style:style>
    <style:style style:name="P6" style:family="paragraph" style:parent-style-name="Standard">
      <style:paragraph-properties fo:margin-left="0.801cm" fo:margin-top="0cm" fo:margin-bottom="0.035cm" style:contextual-spacing="false"/>
    </style:style>
    <style:style style:name="P7" style:family="paragraph" style:parent-style-name="Standard">
      <style:paragraph-properties fo:keep-with-next="always"/>
    </style:style>
    <style:style style:name="P8" style:family="paragraph" style:parent-style-name="List_20_1" style:list-style-name="WWNum1"/>
    <style:style style:name="P9" style:family="paragraph" style:parent-style-name="Heading_20_1">
      <style:paragraph-properties fo:keep-with-next="always"/>
    </style:style>
    <style:style style:name="P10" style:family="paragraph" style:parent-style-name="Heading_20_2">
      <style:paragraph-properties fo:keep-with-next="always"/>
    </style:style>
    <style:style style:name="P11" style:family="paragraph" style:parent-style-name="Heading_20_3">
      <style:paragraph-properties fo:keep-with-next="always"/>
    </style:style>
    <style:style style:name="P12" style:family="paragraph" style:parent-style-name="Numbering_20_1" style:list-style-name="WWNum5"/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en" fo:country="US" style:letter-kerning="false" style:font-name-asian="ＭＳ 明朝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/>
    </style:style>
    <style:style style:name="T1" style:family="text">
      <style:text-properties style:font-name="Arial" fo:font-size="22pt" fo:font-style="normal" fo:font-weight="bold" style:font-size-asian="22pt" style:font-style-asian="normal" style:font-weight-asian="bold"/>
    </style:style>
    <style:style style:name="T2" style:family="text">
      <style:text-properties style:font-name="Arial" fo:font-size="11pt" fo:font-style="normal" fo:font-weight="bold" style:font-size-asian="11pt" style:font-style-asian="normal" style:font-weight-asian="bold"/>
    </style:style>
    <style:style style:name="T3" style:family="text">
      <style:text-properties style:font-name="Arial" fo:font-size="11pt" fo:font-style="normal" fo:font-weight="normal" style:font-size-asian="11pt" style:font-style-asian="normal" style:font-weight-asian="normal"/>
    </style:style>
    <style:style style:name="T4" style:family="text">
      <style:text-properties fo:font-family="Consolas" style:font-family-generic="roman" style:font-pitch="variable" fo:font-size="10.5pt" fo:font-style="normal" fo:font-weight="normal" style:font-size-asian="10.5pt" style:font-style-asian="normal" style:font-weight-asian="normal"/>
    </style:style>
    <style:style style:name="T5" style:family="text">
      <style:text-properties style:font-name="Arial" fo:font-size="15pt" fo:font-style="normal" fo:font-weight="bold" style:font-size-asian="15pt" style:font-style-asian="normal" style:font-weight-asian="bold"/>
    </style:style>
    <style:style style:name="T6" style:family="text">
      <style:text-properties style:font-name="Arial" fo:font-size="10.5pt" fo:font-style="normal" fo:font-weight="bold" style:font-size-asian="10.5pt" style:font-style-asian="normal" style:font-weight-asian="bold"/>
    </style:style>
    <style:style style:name="T7" style:family="text">
      <style:text-properties style:font-name="Arial" fo:font-size="10.5pt" fo:font-style="normal" fo:font-weight="normal" style:font-size-asian="10.5pt" style:font-style-asian="normal" style:font-weight-asian="normal"/>
    </style:style>
    <style:style style:name="T8" style:family="text">
      <style:text-properties style:font-name="Arial" fo:font-size="12.5pt" fo:font-style="normal" fo:font-weight="bold" style:font-size-asian="12.5pt" style:font-style-asian="normal" style:font-weight-asian="bold"/>
    </style:style>
    <style:style style:name="T9" style:family="text">
      <style:text-properties style:font-name="Arial" fo:font-size="11.5pt" fo:font-style="normal" fo:font-weight="bold" style:font-size-asian="11.5pt" style:font-style-asian="normal" style:font-weight-asian="bold"/>
    </style:style>
    <style:style style:name="T10" style:family="text">
      <style:text-properties style:font-name="Arial" fo:font-size="8.5pt" fo:font-style="normal" fo:font-weight="bold" style:font-size-asian="8.5pt" style:font-style-asian="normal" style:font-weight-asian="bold"/>
    </style:style>
    <style:style style:name="T11" style:family="text">
      <style:text-properties fo:font-family="Consolas" style:font-family-generic="roman" style:font-pitch="variable" fo:font-size="8.5pt" fo:font-style="normal" fo:font-weight="bold" style:font-size-asian="8.5pt" style:font-style-asian="normal" style:font-weight-asian="bold"/>
    </style:style>
    <style:style style:name="T12" style:family="text">
      <style:text-properties style:font-name="Arial" fo:font-size="8.5pt" fo:font-style="normal" fo:font-weight="normal" style:font-size-asian="8.5pt" style:font-style-asian="normal" style:font-weight-asian="normal"/>
    </style:style>
    <style:style style:name="T13" style:family="text">
      <style:text-properties fo:font-family="Consolas" style:font-family-generic="roman" style:font-pitch="variable" fo:font-size="8.5pt" fo:font-style="normal" fo:font-weight="normal" style:font-size-asian="8.5pt" style:font-style-asian="normal" style:font-weight-asian="normal"/>
    </style:style>
    <style:style style:name="T14" style:family="text">
      <style:text-properties fo:font-family="Consolas" style:font-family-generic="roman" style:font-pitch="variable" fo:font-size="9.5pt" fo:font-style="normal" fo:font-weight="normal" style:font-size-asian="9.5pt" style:font-style-asian="normal" style:font-weight-asian="normal"/>
    </style:style>
    <style:style style:name="T15" style:family="text">
      <style:text-properties style:font-name="Arial" fo:font-size="9pt" fo:font-style="normal" fo:font-weight="bold" style:font-size-asian="9pt" style:font-style-asian="normal" style:font-weight-asian="bold"/>
    </style:style>
    <style:style style:name="T16" style:family="text">
      <style:text-properties fo:font-family="Consolas" style:font-family-generic="roman" style:font-pitch="variable" fo:font-size="9pt" fo:font-style="normal" fo:font-weight="bold" style:font-size-asian="9pt" style:font-style-asian="normal" style:font-weight-asian="bold"/>
    </style:style>
    <style:style style:name="T17" style:family="text">
      <style:text-properties style:font-name="Arial" fo:font-size="9pt" fo:font-style="normal" fo:font-weight="normal" style:font-size-asian="9pt" style:font-style-asian="normal" style:font-weight-asian="normal"/>
    </style:style>
    <style:style style:name="T18" style:family="text">
      <style:text-properties fo:font-family="Consolas" style:font-family-generic="roman" style:font-pitch="variable" fo:font-size="9pt" fo:font-style="normal" fo:font-weight="normal" style:font-size-asian="9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flichtenheft - Service: iam-service</text:span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"><text:span text:style-name="T2">Feld</text:span></text:p>
          </table:table-cell>
          <table:table-cell table:style-name="Tabelle1.A1" office:value-type="string">
            <text:p text:style-name="P2"><text:span text:style-name="T2">Wert</text:span></text:p>
          </table:table-cell>
        </table:table-row>
        <table:table-row table:style-name="Tabelle1.1">
          <table:table-cell table:style-name="Tabelle1.A2" office:value-type="string">
            <text:p text:style-name="Standard"><text:span text:style-name="T3">Service</text:span></text:p>
          </table:table-cell>
          <table:table-cell table:style-name="Tabelle1.B2" office:value-type="string">
            <text:p text:style-name="Standard"><text:span text:style-name="T3">iam-service</text:span></text:p>
          </table:table-cell>
        </table:table-row>
        <table:table-row table:style-name="Tabelle1.1">
          <table:table-cell table:style-name="Tabelle1.A2" office:value-type="string">
            <text:p text:style-name="Standard"><text:span text:style-name="T3">Version</text:span></text:p>
          </table:table-cell>
          <table:table-cell table:style-name="Tabelle1.B3" office:value-type="string">
            <text:p text:style-name="Standard"><text:span text:style-name="T3">1.6</text:span></text:p>
          </table:table-cell>
        </table:table-row>
        <table:table-row table:style-name="Tabelle1.1">
          <table:table-cell table:style-name="Tabelle1.A2" office:value-type="string">
            <text:p text:style-name="Standard"><text:span text:style-name="T3">Stand</text:span></text:p>
          </table:table-cell>
          <table:table-cell table:style-name="Tabelle1.B4" office:value-type="string">
            <text:p text:style-name="Standard"><text:span text:style-name="T3">06.03.26</text:span></text:p>
          </table:table-cell>
        </table:table-row>
        <table:table-row table:style-name="Tabelle1.1">
          <table:table-cell table:style-name="Tabelle1.A2" office:value-type="string">
            <text:p text:style-name="Standard"><text:span text:style-name="T3">Technologie</text:span></text:p>
          </table:table-cell>
          <table:table-cell table:style-name="Tabelle1.B5" office:value-type="string">
            <text:p text:style-name="Standard"><text:span text:style-name="T3">Java 21, Spring Boot 4.0.x, Maven, MariaDB/MySQL, Spring Data JPA, Hibernate, Flyway, REST/JSON, OpenAPI/Swagger (profilabhängig), Docker</text:span></text:p>
          </table:table-cell>
        </table:table-row>
        <table:table-row table:style-name="Tabelle1.1">
          <table:table-cell table:style-name="Tabelle1.A2" office:value-type="string">
            <text:p text:style-name="Standard"><text:span text:style-name="T3">Root-Package</text:span></text:p>
          </table:table-cell>
          <table:table-cell table:style-name="Tabelle1.B6" office:value-type="string">
            <text:p text:style-name="Standard"><text:span text:style-name="T4">de.innologic.iamservice</text:span></text:p>
          </table:table-cell>
        </table:table-row>
        <table:table-row table:style-name="Tabelle1.1">
          <table:table-cell table:style-name="Tabelle1.A2" office:value-type="string">
            <text:p text:style-name="Standard"><text:span text:style-name="T3">Datenbank</text:span></text:p>
          </table:table-cell>
          <table:table-cell table:style-name="Tabelle1.B7" office:value-type="string">
            <text:p text:style-name="Standard"><text:span text:style-name="T3">iam (DB-Name konfigurierbar)</text:span></text:p>
          </table:table-cell>
        </table:table-row>
        <table:table-row table:style-name="Tabelle1.1">
          <table:table-cell table:style-name="Tabelle1.A2" office:value-type="string">
            <text:p text:style-name="Standard"><text:span text:style-name="T3">API Context Path</text:span></text:p>
          </table:table-cell>
          <table:table-cell table:style-name="Tabelle1.B8" office:value-type="string">
            <text:p text:style-name="Standard"><text:span text:style-name="T4">/api/v1</text:span></text:p>
          </table:table-cell>
        </table:table-row>
        <table:table-row table:style-name="Tabelle1.1">
          <table:table-cell table:style-name="Tabelle1.A2" office:value-type="string">
            <text:p text:style-name="Standard"><text:span text:style-name="T3">Effektive Basis-URL (Default)</text:span></text:p>
          </table:table-cell>
          <table:table-cell table:style-name="Tabelle1.B9" office:value-type="string">
            <text:p text:style-name="Standard"><text:span text:style-name="T4">http://&lt;host&gt;:8102/api/v1</text:span></text:p>
          </table:table-cell>
        </table:table-row>
        <table:table-row table:style-name="Tabelle1.1">
          <table:table-cell table:style-name="Tabelle1.A2" office:value-type="string">
            <text:p text:style-name="Standard"><text:span text:style-name="T3">API/Application</text:span></text:p>
          </table:table-cell>
          <table:table-cell table:style-name="Tabelle1.B10" office:value-type="string">
            <text:p text:style-name="Standard"><text:span text:style-name="T4">IAM_SERVER_PORT (Default 8102)</text:span></text:p>
          </table:table-cell>
        </table:table-row>
        <table:table-row table:style-name="Tabelle1.1">
          <table:table-cell table:style-name="Tabelle1.A2" office:value-type="string">
            <text:p text:style-name="Standard"><text:span text:style-name="T3">Management/Actuator</text:span></text:p>
          </table:table-cell>
          <table:table-cell table:style-name="Tabelle1.B11" office:value-type="string">
            <text:p text:style-name="Standard"><text:span text:style-name="T4">IAM_MANAGEMENT_SERVER_PORT (Default 8202)</text:span></text:p>
          </table:table-cell>
        </table:table-row>
      </table:table>
      <text:p text:style-name="Standard"/>
      <text:h text:style-name="P3" text:outline-level="1"><text:span text:style-name="T5">Inhaltsverzeichnis</text:span></text:h>
      <text:p text:style-name="P4"><text:span text:style-name="T6">1. Ziel und Zweck</text:span></text:p>
      <text:p text:style-name="P4"><text:span text:style-name="T6">2. Abgrenzung</text:span></text:p>
      <text:p text:style-name="P5"><text:span text:style-name="T7">2.1 Enthalten</text:span></text:p>
      <text:p text:style-name="P5"><text:span text:style-name="T7">2.2 Nicht enthalten</text:span></text:p>
      <text:p text:style-name="P4"><text:span text:style-name="T6">3. Systemkontext / Abhängigkeiten</text:span></text:p>
      <text:p text:style-name="P5"><text:span text:style-name="T7">3.1 Inbound (wer ruft iam-service auf)</text:span></text:p>
      <text:p text:style-name="P5"><text:span text:style-name="T7">3.2 Outbound (wen nutzt iam-service)</text:span></text:p>
      <text:p text:style-name="P5"><text:span text:style-name="T7">3.3 Verantwortlichkeiten (Source of Truth)</text:span></text:p>
      <text:p text:style-name="P5"><text:span text:style-name="T7">3.4 Datenflüsse (Katalog / Rollen / Rechteabfrage)</text:span></text:p>
      <text:p text:style-name="P6"><text:span text:style-name="T7">3.4.1 Modulkatalog</text:span></text:p>
      <text:p text:style-name="P6"><text:span text:style-name="T7">3.4.2 Rollenverwaltung</text:span></text:p>
      <text:p text:style-name="P6"><text:span text:style-name="T7">3.4.3 Rechteabfrage</text:span></text:p>
      <text:p text:style-name="P4"><text:span text:style-name="T6">4. Begriffe</text:span></text:p>
      <text:p text:style-name="P4"><text:span text:style-name="T6">5. IAM-Absicherung und Mandantentrennung</text:span></text:p>
      <text:p text:style-name="P5"><text:span text:style-name="T7">5.1 Grundprinzip (OAuth2 Resource Server)</text:span></text:p>
      <text:p text:style-name="P5"><text:span text:style-name="T7">5.2 JWT-Contract (Claims, Audience, Subject Types)</text:span></text:p>
      <text:p text:style-name="P5"><text:span text:style-name="T7">5.3 Tenant-Kontext und Konsistenzprüfungen</text:span></text:p>
      <text:p text:style-name="P5"><text:span text:style-name="T7">5.4 Autorisierung über Rollen-/Admin-Logik</text:span></text:p>
      <text:p text:style-name="P4"><text:span text:style-name="T6">6. REST-API – Übersicht</text:span></text:p>
      <text:p text:style-name="P5"><text:span text:style-name="T7">6.1 Basis-URL, Versionierung, Content Types</text:span></text:p>
      <text:p text:style-name="P5"><text:span text:style-name="T7">6.2 Endpunkte (fachlich)</text:span></text:p>
      <text:p text:style-name="P5"><text:span text:style-name="T7">6.3 Standard-Query (Paging/Sort/Filter)</text:span></text:p>
      <text:p text:style-name="P4"><text:span text:style-name="T6">7. Funktionale Anforderungen (Use Cases)</text:span></text:p>
      <text:p text:style-name="P5"><text:span text:style-name="T7">7.1 Modul anlegen</text:span></text:p>
      <text:p text:style-name="P5"><text:span text:style-name="T7">7.2 Module lesen/listen</text:span></text:p>
      <text:p text:style-name="P5"><text:span text:style-name="T7">7.3 Permission anlegen</text:span></text:p>
      <text:p text:style-name="P5"><text:span text:style-name="T7">7.4 Tenant-Modul freischalten oder deaktivieren</text:span></text:p>
      <text:p text:style-name="P5"><text:span text:style-name="T7">7.5 Rolle anlegen / lesen / ändern</text:span></text:p>
      <text:p text:style-name="P5"><text:span text:style-name="T7">7.6 Rollen-Permissions setzen</text:span></text:p>
      <text:p text:style-name="P5"><text:span text:style-name="T7">7.7 Assignment anlegen</text:span></text:p>
      <text:p text:style-name="P5"><text:span text:style-name="T7">7.8 Tenant-Admin hinzufügen / entfernen</text:span></text:p>
      <text:p text:style-name="P5"><text:span text:style-name="T7">7.9 System-Admin hinzufügen</text:span></text:p>
      <text:p text:style-name="P5"><text:span text:style-name="T7">7.10 Rechteabfrage</text:span></text:p>
      <text:p text:style-name="P5"><text:span text:style-name="T7">7.11 Beziehungen / Referenzmodell</text:span></text:p>
      <text:p text:style-name="P4"><text:span text:style-name="T6">8. Datenmodell (Persistenz)</text:span></text:p>
      <text:p text:style-name="P5"><text:span text:style-name="T7">8.1 Module</text:span></text:p>
      <text:p text:style-name="P5"><text:span text:style-name="T7">8.2 Permission</text:span></text:p>
      <text:p text:style-name="P5"><text:span text:style-name="T7">8.3 TenantModule</text:span></text:p>
      <text:p text:style-name="P5"><text:span text:style-name="T7">8.4 Role</text:span></text:p>
      <text:p text:style-name="P5"><text:span text:style-name="T7">8.5 RolePermission</text:span></text:p>
      <text:p text:style-name="P5"><text:span text:style-name="T7">8.6 Subject</text:span></text:p>
      <text:p text:style-name="P5"><text:span text:style-name="T7">8.7 Assignment</text:span></text:p>
      <text:p text:style-name="P5"><text:span text:style-name="T7">8.8 TenantAdmin</text:span></text:p>
      <text:p text:style-name="P5"><text:span text:style-name="T7">8.9 SystemAdmin</text:span></text:p>
      <text:p text:style-name="P5"><text:span text:style-name="T7">8.10 PermVersion</text:span></text:p>
      <text:p text:style-name="P5"><text:span text:style-name="T7">8.11 Persistenz- und Migrationsregeln</text:span></text:p>
      <text:p text:style-name="P4"><text:span text:style-name="T6">9. Idempotency-Regeln</text:span></text:p>
      <text:p text:style-name="P4"><text:soft-page-break/><text:span text:style-name="T6">10. Fehlerformat, Statuscodes, Fehlercodes</text:span></text:p>
      <text:p text:style-name="P5"><text:span text:style-name="T7">10.1 Fehlerformat (API Error)</text:span></text:p>
      <text:p text:style-name="P5"><text:span text:style-name="T7">10.2 Statuscodes</text:span></text:p>
      <text:p text:style-name="P5"><text:span text:style-name="T7">10.3 Fehlercode-Mapping (Fehlernummer, Fehlermeldung, Auslöser)</text:span></text:p>
      <text:p text:style-name="P4"><text:span text:style-name="T6">11. Betrieb / Deployment / Konfiguration</text:span></text:p>
      <text:p text:style-name="P5"><text:span text:style-name="T7">11.1 Serviceeigene Ports (nur Defaults, ausschließlich per ENV</text:span></text:p>
      <text:p text:style-name="P6"><text:span text:style-name="T7">11.1.1 API/Application Port</text:span></text:p>
      <text:p text:style-name="P6"><text:span text:style-name="T7">11.1.2 Management/Actuator Port</text:span></text:p>
      <text:p text:style-name="P6"><text:span text:style-name="T7">11.1.3 Optionale Ports (nur Dev/Test; Default deaktiviert)</text:span></text:p>
      <text:p text:style-name="P6"><text:span text:style-name="T7">11.1.4 Regel bei parallelem Betrieb mehrerer Services auf einem Host</text:span></text:p>
      <text:p text:style-name="P5"><text:span text:style-name="T7">11.2 Pfad-Konfiguration (nur per ENV)</text:span></text:p>
      <text:p text:style-name="P5"><text:span text:style-name="T7">11.3 JWT Resource Server – Konfiguration (nur per ENV)</text:span></text:p>
      <text:p text:style-name="P5"><text:span text:style-name="T7">11.4 Umgebungsvariablen</text:span></text:p>
      <text:p text:style-name="P4"><text:span text:style-name="T6">12. Tests und Abnahmekriterien</text:span></text:p>
      <text:p text:style-name="P5"><text:span text:style-name="T7">12.1 Tests</text:span></text:p>
      <text:p text:style-name="P5"><text:span text:style-name="T7">12.2 Abnahmekriterien</text:span></text:p>
      <text:p text:style-name="Standard"/>
      <text:h text:style-name="P3" text:outline-level="1"><text:span text:style-name="T5">1. Ziel und Zweck</text:span></text:h>
      <text:p text:style-name="Standard"><text:span text:style-name="T3">Der iam-service verwaltet die fachliche Autorisierung innerhalb einer mandantenfähigen Plattform.</text:span></text:p>
      <text:p text:style-name="P7"><text:span text:style-name="T2">Schwerpunkte:</text:span></text:p>
      <text:list text:style-name="WWNum1">
        <text:list-item>
          <text:p text:style-name="P8"><text:span text:style-name="T3">Verwaltung von Modulen und Permissions</text:span></text:p>
        </text:list-item>
        <text:list-item>
          <text:p text:style-name="P8"><text:span text:style-name="T3">Verwaltung tenant-spezifischer Rollen</text:span></text:p>
        </text:list-item>
        <text:list-item>
          <text:p text:style-name="P8"><text:span text:style-name="T3">Zuordnung von Rollen zu Subjects</text:span></text:p>
        </text:list-item>
        <text:list-item>
          <text:p text:style-name="P8"><text:span text:style-name="T3">Verwaltung von Tenant-Admins und System-Admins</text:span></text:p>
        </text:list-item>
        <text:list-item>
          <text:p text:style-name="P8"><text:span text:style-name="T3">Berechnung effektiver Berechtigungen je Tenant, Subject und Modul</text:span></text:p>
        </text:list-item>
        <text:list-item>
          <text:p text:style-name="P8"><text:span text:style-name="T3">Mandantentrennung über tenant_id im JWT</text:span></text:p>
        </text:list-item>
        <text:list-item>
          <text:p text:style-name="P8"><text:span text:style-name="T3">Bereitstellung stabiler Rechteinformationen für andere Services</text:span></text:p>
        </text:list-item>
        <text:list-item>
          <text:p text:style-name="P8"><text:span text:style-name="T3">klare Trennung zu Authentifizierung, Benutzerstammdaten und Company-Stammdaten</text:span></text:p>
        </text:list-item>
      </text:list>
      <text:h text:style-name="P9" text:outline-level="1"><text:span text:style-name="T5">2. Abgrenzung</text:span></text:h>
      <text:h text:style-name="P10" text:outline-level="2"><text:span text:style-name="T8">2.1 Enthalten</text:span></text:h>
      <text:list text:continue-numbering="true" text:style-name="WWNum1">
        <text:list-item>
          <text:p text:style-name="P8"><text:span text:style-name="T3">Verwaltung von Modulen</text:span></text:p>
        </text:list-item>
        <text:list-item>
          <text:p text:style-name="P8"><text:span text:style-name="T3">Verwaltung von Permissions je Modul</text:span></text:p>
        </text:list-item>
        <text:list-item>
          <text:p text:style-name="P8"><text:span text:style-name="T3">tenant-spezifische Modulfreischaltung</text:span></text:p>
        </text:list-item>
        <text:list-item>
          <text:p text:style-name="P8"><text:span text:style-name="T3">Verwaltung tenant-spezifischer Rollen</text:span></text:p>
        </text:list-item>
        <text:list-item>
          <text:p text:style-name="P8"><text:span text:style-name="T3">Zuordnung von Permissions zu Rollen</text:span></text:p>
        </text:list-item>
        <text:list-item>
          <text:p text:style-name="P8"><text:span text:style-name="T3">Zuordnung von Rollen zu USER- und SERVICE-Subjects</text:span></text:p>
        </text:list-item>
        <text:list-item>
          <text:p text:style-name="P8"><text:span text:style-name="T3">Verwaltung von Tenant-Admins</text:span></text:p>
        </text:list-item>
        <text:list-item>
          <text:p text:style-name="P8"><text:span text:style-name="T3">Verwaltung von System-Admins</text:span></text:p>
        </text:list-item>
        <text:list-item>
          <text:p text:style-name="P8"><text:span text:style-name="T3">Berechnung und Ausgabe effektiver Permissions pro Modul</text:span></text:p>
        </text:list-item>
        <text:list-item>
          <text:p text:style-name="P8"><text:span text:style-name="T3">Berechtigungsversion permVersion pro Tenant und Subject</text:span></text:p>
        </text:list-item>
        <text:list-item>
          <text:p text:style-name="P8"><text:span text:style-name="T3">JWT-Validierung inklusive Audience-Prüfung und Mandantentrennung</text:span></text:p>
        </text:list-item>
      </text:list>
      <text:h text:style-name="P10" text:outline-level="2"><text:span text:style-name="T8">2.2 Nicht enthalten</text:span></text:h>
      <text:list text:continue-numbering="true" text:style-name="WWNum1">
        <text:list-item>
          <text:p text:style-name="P8"><text:span text:style-name="T3">Token-Ausstellung, Login, MFA, Refresh, Session-Verwaltung – auth-service</text:span></text:p>
        </text:list-item>
        <text:list-item>
          <text:p text:style-name="P8"><text:span text:style-name="T3">Passwortverwaltung, Credentials, Identities – auth-service</text:span></text:p>
        </text:list-item>
        <text:list-item>
          <text:p text:style-name="P8"><text:span text:style-name="T3">Benutzerprofile, Benutzerstatus, Person-Referenzen – user-service</text:span></text:p>
        </text:list-item>
        <text:list-item>
          <text:p text:style-name="P8"><text:span text:style-name="T3">Company- und Location-Stammdaten – company-service</text:span></text:p>
        </text:list-item>
        <text:list-item>
          <text:p text:style-name="P8"><text:span text:style-name="T3">Kontaktpunkte, Adressen, Kommunikationsobjekte – contact-service</text:span></text:p>
        </text:list-item>
        <text:list-item>
          <text:p text:style-name="P8"><text:span text:style-name="T3">fachliche Datenobjekte anderer Domänen außerhalb des Rollen-/Rechtemodells</text:span></text:p>
        </text:list-item>
      </text:list>
      <text:h text:style-name="P9" text:outline-level="1"><text:span text:style-name="T5">3. Systemkontext / Abhängigkeiten</text:span></text:h>
      <text:h text:style-name="P10" text:outline-level="2"><text:span text:style-name="T8">3.1 Inbound (wer ruft iam-service auf)</text:span></text:h>
      <text:list text:continue-numbering="true" text:style-name="WWNum1">
        <text:list-item>
          <text:p text:style-name="P8"><text:span text:style-name="T3">Portal/Backend mit User-Token: Rechteabfragen und tenant-spezifische Administration</text:span></text:p>
        </text:list-item>
        <text:list-item>
          <text:p text:style-name="P8"><text:span text:style-name="T3">interne Services mit Service-Token: technische Rechteabfragen und systemische Administration</text:span></text:p>
        </text:list-item>
        <text:list-item>
          <text:p text:style-name="P8"><text:span text:style-name="T3">user-service, company-service oder andere Fachservices: Konsum effektiver Rechteinformationen, sofern freigegeben</text:span></text:p>
        </text:list-item>
        <text:list-item>
          <text:p text:style-name="P8"><text:soft-page-break/><text:span text:style-name="T3">Administrationsoberflächen: Pflege von Modulen, Rollen, Assignments und Admin-Zuordnungen</text:span></text:p>
        </text:list-item>
      </text:list>
      <text:h text:style-name="P10" text:outline-level="2"><text:span text:style-name="T8">3.2 Outbound (wen nutzt iam-service)</text:span></text:h>
      <text:list text:continue-numbering="true" text:style-name="WWNum1">
        <text:list-item>
          <text:p text:style-name="P8"><text:span text:style-name="T3">auth-service: JWKS/Issuer als Quelle für JWT-Validierung im Resource-Server-Betrieb</text:span></text:p>
        </text:list-item>
        <text:list-item>
          <text:p text:style-name="P8"><text:span text:style-name="T3">optional user-service: fachliche Referenzprüfung von USER-Subjects</text:span></text:p>
        </text:list-item>
        <text:list-item>
          <text:p text:style-name="P8"><text:span text:style-name="T3">optionale Fachservices: Konsum von Autorisierungsentscheidungen</text:span></text:p>
        </text:list-item>
        <text:list-item>
          <text:p text:style-name="P8"><text:span text:style-name="T3">keine Pflicht, dass andere Plattform-Services oder Docker-Compose-Stapel für lokale Fachtests bereits laufen</text:span></text:p>
        </text:list-item>
      </text:list>
      <text:h text:style-name="P10" text:outline-level="2"><text:span text:style-name="T8">3.3 Verantwortlichkeiten (Source of Truth)</text:span></text:h>
      <text:list xml:id="list35833261019137" text:continue-numbering="true" text:style-name="WWNum1">
        <text:list-item>
          <text:p text:style-name="P8"><text:span text:style-name="T3">iam-service: Module, Permissions, Rollen, Assignments, Tenant-Admins, System-Admins, permVersion</text:span></text:p>
        </text:list-item>
        <text:list-item>
          <text:p text:style-name="P8"><text:span text:style-name="T3">auth-service: Credentials, Passwörter, MFA, Sessions, Tokens, JWKS</text:span></text:p>
        </text:list-item>
        <text:list-item>
          <text:p text:style-name="P8"><text:span text:style-name="T3">user-service: Benutzerprofil, Benutzerstatus, companyId, personId</text:span></text:p>
        </text:list-item>
        <text:list-item>
          <text:p text:style-name="P8"><text:span text:style-name="T3">company-service: Company-Stammdaten und Locations</text:span></text:p>
        </text:list-item>
        <text:list-item>
          <text:p text:style-name="P8"><text:span text:style-name="T3">contact-service: ContactPoints, Adressen, Owner-Modell</text:span></text:p>
        </text:list-item>
      </text:list>
      <text:h text:style-name="P10" text:outline-level="2"><text:span text:style-name="T8">3.4 Datenflüsse (Katalog / Rollen / Rechteabfrage)</text:span></text:h>
      <text:h text:style-name="P11" text:outline-level="3"><text:span text:style-name="T9">3.4.1 Modulkatalog</text:span></text:h>
      <text:list text:style-name="WWNum5">
        <text:list-item>
          <text:p text:style-name="P12"><text:span text:style-name="T3">Ein System-Admin legt Module und Permissions an.</text:span></text:p>
        </text:list-item>
        <text:list-item>
          <text:p text:style-name="P12"><text:span text:style-name="T3">Der iam-service speichert Katalogdaten tenant-unabhängig.</text:span></text:p>
        </text:list-item>
        <text:list-item>
          <text:p text:style-name="P12"><text:span text:style-name="T3">Tenants können Module tenant-spezifisch freischalten oder deaktivieren.</text:span></text:p>
        </text:list-item>
      </text:list>
      <text:h text:style-name="P11" text:outline-level="3"><text:span text:style-name="T9">3.4.2 Rollenverwaltung</text:span></text:h>
      <text:list text:continue-numbering="true" text:style-name="WWNum5">
        <text:list-item>
          <text:p text:style-name="P12"><text:span text:style-name="T3">Ein Tenant-Admin legt Rollen im eigenen Tenant an.</text:span></text:p>
        </text:list-item>
        <text:list-item>
          <text:p text:style-name="P12"><text:span text:style-name="T3">Permissions werden der Rolle zugeordnet.</text:span></text:p>
        </text:list-item>
        <text:list-item>
          <text:p text:style-name="P12"><text:span text:style-name="T3">Rollen werden Subjects tenant-scharf zugewiesen.</text:span></text:p>
        </text:list-item>
      </text:list>
      <text:h text:style-name="P11" text:outline-level="3"><text:span text:style-name="T9">3.4.3 Rechteabfrage</text:span></text:h>
      <text:list text:continue-numbering="true" text:style-name="WWNum5">
        <text:list-item>
          <text:p text:style-name="P12"><text:span text:style-name="T3">Ein berechtigter Caller fragt Rechte für ein Subject und ein Modul ab.</text:span></text:p>
        </text:list-item>
        <text:list-item>
          <text:p text:style-name="P12"><text:span text:style-name="T3">Der iam-service prüft Modulfreigabe, Admin-Status, Rollen und Assignments.</text:span></text:p>
        </text:list-item>
        <text:list-item>
          <text:p text:style-name="P12"><text:span text:style-name="T3">Die Antwort enthält enabled, permissions und permVersion.</text:span></text:p>
        </text:list-item>
      </text:list>
      <text:h text:style-name="P9" text:outline-level="1"><text:span text:style-name="T5">4. Begriffe</text:span></text:h>
      <text:list text:continue-list="list35833261019137" text:style-name="WWNum1">
        <text:list-item>
          <text:p text:style-name="P8"><text:span text:style-name="T3">Tenant: Mandant beziehungsweise Company-Kontext der Autorisierung</text:span></text:p>
        </text:list-item>
        <text:list-item>
          <text:p text:style-name="P8"><text:span text:style-name="T3">Module: fachlicher Funktionsbereich mit technischem moduleKey</text:span></text:p>
        </text:list-item>
        <text:list-item>
          <text:p text:style-name="P8"><text:span text:style-name="T3">Permission: atomare Aktion innerhalb eines Moduls, zum Beispiel user.read</text:span></text:p>
        </text:list-item>
        <text:list-item>
          <text:p text:style-name="P8"><text:span text:style-name="T3">Role: tenant-spezifisches Bündel von Permissions</text:span></text:p>
        </text:list-item>
        <text:list-item>
          <text:p text:style-name="P8"><text:span text:style-name="T3">Subject: Identität, für die Berechtigungen gelten</text:span></text:p>
        </text:list-item>
        <text:list-item>
          <text:p text:style-name="P8"><text:span text:style-name="T3">subject_type: Typ des Subjekts, USER oder SERVICE</text:span></text:p>
        </text:list-item>
        <text:list-item>
          <text:p text:style-name="P8"><text:span text:style-name="T3">Tenant Admin: Administrator eines konkreten Tenants</text:span></text:p>
        </text:list-item>
        <text:list-item>
          <text:p text:style-name="P8"><text:span text:style-name="T3">System Admin: tenant-unabhängiger Administrator</text:span></text:p>
        </text:list-item>
        <text:list-item>
          <text:p text:style-name="P8"><text:span text:style-name="T3">Enablement: tenant-spezifische Freigabe eines Moduls</text:span></text:p>
        </text:list-item>
        <text:list-item>
          <text:p text:style-name="P8"><text:span text:style-name="T3">permVersion: Versionsnummer der Berechtigungssicht eines Subjects im Tenant</text:span></text:p>
        </text:list-item>
        <text:list-item>
          <text:p text:style-name="P8"><text:span text:style-name="T3">Idempotency-Key: Header zur Wiederholbarkeit ausgewählter Schreiboperationen; im IAM aktuell nicht verwendet</text:span></text:p>
        </text:list-item>
      </text:list>
      <text:h text:style-name="P9" text:outline-level="1"><text:soft-page-break/><text:span text:style-name="T5">5. IAM-Absicherung und Mandantentrennung</text:span></text:h>
      <text:h text:style-name="P10" text:outline-level="2"><text:span text:style-name="T8">5.1 Grundprinzip (OAuth2 Resource Server)</text:span></text:h>
      <text:p text:style-name="Standard"><text:span text:style-name="T3">Alle fachlichen Endpunkte erwarten Authorization: Bearer &lt;JWT&gt;. Absicherung folgt dem Default-Deny-Prinzip: Routen ohne explizite Regel sind nicht erreichbar.</text:span></text:p>
      <text:h text:style-name="P10" text:outline-level="2"><text:span text:style-name="T8">5.2 JWT-Contract (Claims, Audience, Subject Types)</text:span></text:h>
      <text:p text:style-name="P7"><text:span text:style-name="T2">JWT-Prüfungen:</text:span></text:p>
      <text:list text:continue-numbering="true" text:style-name="WWNum1">
        <text:list-item>
          <text:p text:style-name="P8"><text:span text:style-name="T3">Signaturprüfung über issuer-uri oder jwk-set-uri</text:span></text:p>
        </text:list-item>
        <text:list-item>
          <text:p text:style-name="P8"><text:span text:style-name="T3">Zeitvalidierung über iat und exp mit Clock-Skew</text:span></text:p>
        </text:list-item>
        <text:list-item>
          <text:p text:style-name="P8"><text:span text:style-name="T3">Audience-Check: aud enthält iam-service</text:span></text:p>
        </text:list-item>
        <text:list-item>
          <text:p text:style-name="P8"><text:span text:style-name="T3">Subject-Type: subject_type ist USER oder SERVICE</text:span></text:p>
        </text:list-item>
        <text:list-item>
          <text:p text:style-name="P8"><text:span text:style-name="T3">Tenant-Claim: tenant_id ist vorhanden</text:span></text:p>
        </text:list-item>
        <text:list-item>
          <text:p text:style-name="P8"><text:span text:style-name="T3">Pflichtclaims: iss, sub, aud, iat, exp, jti, tenant_id, subject_type</text:span></text:p>
        </text:list-item>
        <text:list-item>
          <text:p text:style-name="P8"><text:span text:style-name="T3">optionale Scopes: scp oder scope</text:span></text:p>
        </text:list-item>
      </text:list>
      <text:p text:style-name="P7"><text:span text:style-name="T2">Deterministische Contract-Fehlermeldungen (401), zum Beispiel:</text:span></text:p>
      <text:list text:continue-numbering="true" text:style-name="WWNum1">
        <text:list-item>
          <text:p text:style-name="P8"><text:span text:style-name="T3">missing claim: tenant_id</text:span></text:p>
        </text:list-item>
        <text:list-item>
          <text:p text:style-name="P8"><text:span text:style-name="T3">missing claim: subject_type</text:span></text:p>
        </text:list-item>
        <text:list-item>
          <text:p text:style-name="P8"><text:span text:style-name="T3">wrong audience</text:span></text:p>
        </text:list-item>
        <text:list-item>
          <text:p text:style-name="P8"><text:span text:style-name="T3">invalid subject_type</text:span></text:p>
        </text:list-item>
      </text:list>
      <text:h text:style-name="P10" text:outline-level="2"><text:span text:style-name="T8">5.3 Tenant-Kontext und Konsistenzprüfungen</text:span></text:h>
      <text:p text:style-name="Standard"><text:span text:style-name="T3">Tenant-Quelle ist ausschließlich tenant_id aus dem JWT.</text:span></text:p>
      <text:p text:style-name="P7"><text:span text:style-name="T2">Optionaler Konsistenzheader:</text:span></text:p>
      <text:p text:style-name="Standard"><text:span text:style-name="T3">Bei Abweichung gegenüber tenant_id erfolgt Ablehnung (403).</text:span></text:p>
      <text:list text:continue-numbering="true" text:style-name="WWNum1">
        <text:list-item>
          <text:p text:style-name="P8"><text:span text:style-name="T3">X-Tenant-Id</text:span></text:p>
        </text:list-item>
      </text:list>
      <text:p text:style-name="P7"><text:span text:style-name="T2">Tenant-scharfe Endpunkte prüfen Mandantenkonsistenz serverseitig über:</text:span></text:p>
      <text:list text:continue-numbering="true" text:style-name="WWNum1">
        <text:list-item>
          <text:p text:style-name="P8"><text:span text:style-name="T3">Header-Kontext</text:span></text:p>
        </text:list-item>
        <text:list-item>
          <text:p text:style-name="P8"><text:span text:style-name="T3">Pfadparameter</text:span></text:p>
        </text:list-item>
        <text:list-item>
          <text:p text:style-name="P8"><text:span text:style-name="T3">Query-Parameter</text:span></text:p>
        </text:list-item>
        <text:list-item>
          <text:p text:style-name="P8"><text:span text:style-name="T3">relationale Datenhaltung mit tenant-scharfen Filtern</text:span></text:p>
        </text:list-item>
      </text:list>
      <text:p text:style-name="P7"><text:span text:style-name="T2">Optionaler No-Data-Leak-Modus:</text:span></text:p>
      <text:list text:continue-numbering="true" text:style-name="WWNum1">
        <text:list-item>
          <text:p text:style-name="P8"><text:span text:style-name="T3">bei Zugriff auf tenant-fremde Objekte kann 404 statt 403 geliefert werden</text:span></text:p>
        </text:list-item>
      </text:list>
      <text:h text:style-name="P10" text:outline-level="2"><text:span text:style-name="T8">5.4 Autorisierung über Rollen-/Admin-Logik</text:span></text:h>
      <text:p text:style-name="Standard"><text:span text:style-name="T3">Alle fachlichen Funktionen des iam-service sind abgesichert: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 table:style-name="Tabelle2.1">
            <table:table-cell table:style-name="Tabelle2.A1" office:value-type="string">
              <text:p text:style-name="P13"><text:span text:style-name="T10">Bereich</text:span></text:p>
            </table:table-cell>
            <table:table-cell table:style-name="Tabelle2.A1" office:value-type="string">
              <text:p text:style-name="P13"><text:span text:style-name="T11">HTTP Route</text:span></text:p>
            </table:table-cell>
            <table:table-cell table:style-name="Tabelle2.A1" office:value-type="string">
              <text:p text:style-name="P13"><text:span text:style-name="T10">Regel</text:span></text:p>
            </table:table-cell>
          </table:table-row>
        </table:table-header-rows>
        <table:table-row table:style-name="Tabelle2.1">
          <table:table-cell table:style-name="Tabelle2.A2" office:value-type="string">
            <text:p text:style-name="P13"><text:span text:style-name="T12">Ping</text:span></text:p>
          </table:table-cell>
          <table:table-cell table:style-name="Tabelle2.B2" office:value-type="string">
            <text:p text:style-name="P13"><text:span text:style-name="T13">GET /api/v1/ping</text:span></text:p>
          </table:table-cell>
          <table:table-cell table:style-name="Tabelle2.C2" office:value-type="string">
            <text:p text:style-name="P13"><text:span text:style-name="T12">authentifiziert</text:span></text:p>
          </table:table-cell>
        </table:table-row>
        <table:table-row table:style-name="Tabelle2.1">
          <table:table-cell table:style-name="Tabelle2.A3" office:value-type="string">
            <text:p text:style-name="P13"><text:span text:style-name="T12">Rechteabfrage</text:span></text:p>
          </table:table-cell>
          <table:table-cell table:style-name="Tabelle2.B3" office:value-type="string">
            <text:p text:style-name="P13"><text:span text:style-name="T13">GET /api/v1/access/subjects/{subjectId}/modules/{moduleKey}</text:span></text:p>
          </table:table-cell>
          <table:table-cell table:style-name="Tabelle2.C3" office:value-type="string">
            <text:p text:style-name="P13"><text:span text:style-name="T12">Self, Tenant-Admin oder System-Admin</text:span></text:p>
          </table:table-cell>
        </table:table-row>
        <table:table-row table:style-name="Tabelle2.1">
          <table:table-cell table:style-name="Tabelle2.A4" office:value-type="string">
            <text:p text:style-name="P13"><text:span text:style-name="T12">Rechteabfrage legacy</text:span></text:p>
          </table:table-cell>
          <table:table-cell table:style-name="Tabelle2.B4" office:value-type="string">
            <text:p text:style-name="P13"><text:span text:style-name="T13">GET /api/v1/access/tenants/{tenantId}/subjects/{subjectId}/modules/{moduleKey}</text:span></text:p>
          </table:table-cell>
          <table:table-cell table:style-name="Tabelle2.C4" office:value-type="string">
            <text:p text:style-name="P13"><text:span text:style-name="T12">Self, Tenant-Admin oder System-Admin</text:span></text:p>
          </table:table-cell>
        </table:table-row>
        <text:soft-page-break/>
        <table:table-row table:style-name="Tabelle2.1">
          <table:table-cell table:style-name="Tabelle2.A5" office:value-type="string">
            <text:p text:style-name="P13"><text:span text:style-name="T12">Modul anlegen</text:span></text:p>
          </table:table-cell>
          <table:table-cell table:style-name="Tabelle2.B5" office:value-type="string">
            <text:p text:style-name="P13"><text:span text:style-name="T13">POST /api/v1/modules</text:span></text:p>
          </table:table-cell>
          <table:table-cell table:style-name="Tabelle2.C5" office:value-type="string">
            <text:p text:style-name="P13"><text:span text:style-name="T12">System-Admin</text:span></text:p>
          </table:table-cell>
        </table:table-row>
        <table:table-row table:style-name="Tabelle2.1">
          <table:table-cell table:style-name="Tabelle2.A6" office:value-type="string">
            <text:p text:style-name="P13"><text:span text:style-name="T12">Module listen</text:span></text:p>
          </table:table-cell>
          <table:table-cell table:style-name="Tabelle2.B6" office:value-type="string">
            <text:p text:style-name="P13"><text:span text:style-name="T13">GET /api/v1/modules</text:span></text:p>
          </table:table-cell>
          <table:table-cell table:style-name="Tabelle2.C6" office:value-type="string">
            <text:p text:style-name="P13"><text:span text:style-name="T12">System-Admin</text:span></text:p>
          </table:table-cell>
        </table:table-row>
        <table:table-row table:style-name="Tabelle2.1">
          <table:table-cell table:style-name="Tabelle2.A7" office:value-type="string">
            <text:p text:style-name="P13"><text:span text:style-name="T12">Permission anlegen</text:span></text:p>
          </table:table-cell>
          <table:table-cell table:style-name="Tabelle2.B7" office:value-type="string">
            <text:p text:style-name="P13"><text:span text:style-name="T13">POST /api/v1/modules/{moduleKey}/permissions</text:span></text:p>
          </table:table-cell>
          <table:table-cell table:style-name="Tabelle2.C7" office:value-type="string">
            <text:p text:style-name="P13"><text:span text:style-name="T12">System-Admin</text:span></text:p>
          </table:table-cell>
        </table:table-row>
        <table:table-row table:style-name="Tabelle2.1">
          <table:table-cell table:style-name="Tabelle2.A8" office:value-type="string">
            <text:p text:style-name="P13"><text:span text:style-name="T12">Permissions listen</text:span></text:p>
          </table:table-cell>
          <table:table-cell table:style-name="Tabelle2.B8" office:value-type="string">
            <text:p text:style-name="P13"><text:span text:style-name="T13">GET /api/v1/modules/{moduleKey}/permissions</text:span></text:p>
          </table:table-cell>
          <table:table-cell table:style-name="Tabelle2.C8" office:value-type="string">
            <text:p text:style-name="P13"><text:span text:style-name="T12">System-Admin</text:span></text:p>
          </table:table-cell>
        </table:table-row>
        <table:table-row table:style-name="Tabelle2.1">
          <table:table-cell table:style-name="Tabelle2.A9" office:value-type="string">
            <text:p text:style-name="P13"><text:span text:style-name="T12">Tenant-Modul setzen</text:span></text:p>
          </table:table-cell>
          <table:table-cell table:style-name="Tabelle2.B9" office:value-type="string">
            <text:p text:style-name="P13"><text:span text:style-name="T13">PUT /api/v1/tenant/modules/{moduleKey}</text:span></text:p>
          </table:table-cell>
          <table:table-cell table:style-name="Tabelle2.C9" office:value-type="string">
            <text:p text:style-name="P13"><text:span text:style-name="T12">System-Admin</text:span></text:p>
          </table:table-cell>
        </table:table-row>
        <table:table-row table:style-name="Tabelle2.1">
          <table:table-cell table:style-name="Tabelle2.A10" office:value-type="string">
            <text:p text:style-name="P13"><text:span text:style-name="T12">Rolle anlegen</text:span></text:p>
          </table:table-cell>
          <table:table-cell table:style-name="Tabelle2.B10" office:value-type="string">
            <text:p text:style-name="P13"><text:span text:style-name="T13">POST /api/v1/tenant/roles</text:span></text:p>
          </table:table-cell>
          <table:table-cell table:style-name="Tabelle2.C10" office:value-type="string">
            <text:p text:style-name="P13"><text:span text:style-name="T12">Tenant-Admin</text:span></text:p>
          </table:table-cell>
        </table:table-row>
        <table:table-row table:style-name="Tabelle2.1">
          <table:table-cell table:style-name="Tabelle2.A11" office:value-type="string">
            <text:p text:style-name="P13"><text:span text:style-name="T12">Rollen listen</text:span></text:p>
          </table:table-cell>
          <table:table-cell table:style-name="Tabelle2.B11" office:value-type="string">
            <text:p text:style-name="P13"><text:span text:style-name="T13">GET /api/v1/tenant/roles</text:span></text:p>
          </table:table-cell>
          <table:table-cell table:style-name="Tabelle2.C11" office:value-type="string">
            <text:p text:style-name="P13"><text:span text:style-name="T12">Tenant-Admin</text:span></text:p>
          </table:table-cell>
        </table:table-row>
        <table:table-row table:style-name="Tabelle2.1">
          <table:table-cell table:style-name="Tabelle2.A12" office:value-type="string">
            <text:p text:style-name="P13"><text:span text:style-name="T12">Rollen-Permissions setzen</text:span></text:p>
          </table:table-cell>
          <table:table-cell table:style-name="Tabelle2.B12" office:value-type="string">
            <text:p text:style-name="P13"><text:span text:style-name="T13">PUT /api/v1/tenant/roles/{roleId}/permissions</text:span></text:p>
          </table:table-cell>
          <table:table-cell table:style-name="Tabelle2.C12" office:value-type="string">
            <text:p text:style-name="P13"><text:span text:style-name="T12">Tenant-Admin</text:span></text:p>
          </table:table-cell>
        </table:table-row>
        <table:table-row table:style-name="Tabelle2.1">
          <table:table-cell table:style-name="Tabelle2.A13" office:value-type="string">
            <text:p text:style-name="P13"><text:span text:style-name="T12">Assignment anlegen</text:span></text:p>
          </table:table-cell>
          <table:table-cell table:style-name="Tabelle2.B13" office:value-type="string">
            <text:p text:style-name="P13"><text:span text:style-name="T13">POST /api/v1/tenant/assignments</text:span></text:p>
          </table:table-cell>
          <table:table-cell table:style-name="Tabelle2.C13" office:value-type="string">
            <text:p text:style-name="P13"><text:span text:style-name="T12">Tenant-Admin</text:span></text:p>
          </table:table-cell>
        </table:table-row>
        <table:table-row table:style-name="Tabelle2.1">
          <table:table-cell table:style-name="Tabelle2.A14" office:value-type="string">
            <text:p text:style-name="P13"><text:span text:style-name="T12">Tenant-Admin hinzufügen</text:span></text:p>
          </table:table-cell>
          <table:table-cell table:style-name="Tabelle2.B14" office:value-type="string">
            <text:p text:style-name="P13"><text:span text:style-name="T13">PUT /api/v1/tenant/admins</text:span></text:p>
          </table:table-cell>
          <table:table-cell table:style-name="Tabelle2.C14" office:value-type="string">
            <text:p text:style-name="P13"><text:span text:style-name="T12">Tenant-Admin oder System-Admin</text:span></text:p>
          </table:table-cell>
        </table:table-row>
        <table:table-row table:style-name="Tabelle2.1">
          <table:table-cell table:style-name="Tabelle2.A15" office:value-type="string">
            <text:p text:style-name="P13"><text:span text:style-name="T12">Tenant-Admin entfernen</text:span></text:p>
          </table:table-cell>
          <table:table-cell table:style-name="Tabelle2.B15" office:value-type="string">
            <text:p text:style-name="P13"><text:span text:style-name="T13">DELETE /api/v1/tenant/admins</text:span></text:p>
          </table:table-cell>
          <table:table-cell table:style-name="Tabelle2.C15" office:value-type="string">
            <text:p text:style-name="P13"><text:span text:style-name="T12">Tenant-Admin oder System-Admin</text:span></text:p>
          </table:table-cell>
        </table:table-row>
        <table:table-row table:style-name="Tabelle2.1">
          <table:table-cell table:style-name="Tabelle2.A16" office:value-type="string">
            <text:p text:style-name="P13"><text:span text:style-name="T12">System-Admin anlegen</text:span></text:p>
          </table:table-cell>
          <table:table-cell table:style-name="Tabelle2.B16" office:value-type="string">
            <text:p text:style-name="P13"><text:span text:style-name="T13">POST /api/v1/system/admins</text:span></text:p>
          </table:table-cell>
          <table:table-cell table:style-name="Tabelle2.C16" office:value-type="string">
            <text:p text:style-name="P13"><text:span text:style-name="T12">System-Admin</text:span></text:p>
          </table:table-cell>
        </table:table-row>
      </table:table>
      <text:h text:style-name="P9" text:outline-level="1"><text:span text:style-name="T5">6. REST-API – Übersicht</text:span></text:h>
      <text:h text:style-name="P10" text:outline-level="2"><text:span text:style-name="T8">6.1 Basis-URL, Versionierung, Content Types</text:span></text:h>
      <text:p text:style-name="Standard"><text:span text:style-name="T3">API Context Path: /api/v1</text:span></text:p>
      <text:p text:style-name="Standard"><text:span text:style-name="T3">Request/Response: application/json</text:span></text:p>
      <text:p text:style-name="Standard"><text:span text:style-name="T3">Fehler: application/json (siehe Abschnitt 10)</text:span></text:p>
      <text:p text:style-name="P7"><text:span text:style-name="T2">Standard-Header:</text:span></text:p>
      <text:list text:continue-numbering="true" text:style-name="WWNum1">
        <text:list-item>
          <text:p text:style-name="P8"><text:span text:style-name="T3">X-Correlation-Id optional; wird sonst erzeugt und zurückgegeben</text:span></text:p>
        </text:list-item>
        <text:list-item>
          <text:p text:style-name="P8"><text:span text:style-name="T3">X-Tenant-Id optional; Konsistenzcheck, siehe Abschnitt 5.3</text:span></text:p>
        </text:list-item>
      </text:list>
      <text:h text:style-name="P10" text:outline-level="2"><text:span text:style-name="T8">6.2 Endpunkte (fachlich)</text:span></text:h>
      <text:p text:style-name="P7"><text:span text:style-name="T2">Access</text:span></text:p>
      <text:list text:continue-numbering="true" text:style-name="WWNum1">
        <text:list-item>
          <text:p text:style-name="P8"><text:span text:style-name="T3">GET /api/v1/access/subjects/{subjectId}/modules/{moduleKey}</text:span></text:p>
        </text:list-item>
        <text:list-item>
          <text:p text:style-name="P8"><text:span text:style-name="T3">GET /api/v1/access/tenants/{tenantId}/subjects/ {subjectId}/modules/{moduleKey}</text:span></text:p>
        </text:list-item>
      </text:list>
      <text:p text:style-name="P7"><text:span text:style-name="T2">Katalog</text:span></text:p>
      <text:list text:continue-numbering="true" text:style-name="WWNum1">
        <text:list-item>
          <text:p text:style-name="P8"><text:span text:style-name="T3">POST /api/v1/modules</text:span></text:p>
        </text:list-item>
        <text:list-item>
          <text:p text:style-name="P8"><text:span text:style-name="T3">GET /api/v1/modules</text:span></text:p>
        </text:list-item>
        <text:list-item>
          <text:p text:style-name="P8"><text:span text:style-name="T3">POST /api/v1/modules/{moduleKey}/permissions</text:span></text:p>
        </text:list-item>
        <text:list-item>
          <text:p text:style-name="P8"><text:span text:style-name="T3">GET /api/v1/modules/{moduleKey}/permissions</text:span></text:p>
        </text:list-item>
      </text:list>
      <text:p text:style-name="P7"><text:span text:style-name="T2">Tenant</text:span></text:p>
      <text:list text:continue-numbering="true" text:style-name="WWNum1">
        <text:list-item>
          <text:p text:style-name="P8"><text:span text:style-name="T3">PUT /api/v1/tenant/modules/{moduleKey}</text:span></text:p>
        </text:list-item>
        <text:list-item>
          <text:p text:style-name="P8"><text:span text:style-name="T3">POST /api/v1/tenant/roles</text:span></text:p>
        </text:list-item>
        <text:list-item>
          <text:p text:style-name="P8"><text:span text:style-name="T3">GET /api/v1/tenant/roles</text:span></text:p>
        </text:list-item>
        <text:list-item>
          <text:p text:style-name="P8"><text:span text:style-name="T3">PUT /api/v1/tenant/roles/{roleId}/permissions</text:span></text:p>
        </text:list-item>
        <text:list-item>
          <text:p text:style-name="P8"><text:span text:style-name="T3">POST /api/v1/tenant/assignments</text:span></text:p>
        </text:list-item>
        <text:list-item>
          <text:p text:style-name="P8"><text:soft-page-break/><text:span text:style-name="T3">PUT /api/v1/tenant/admins</text:span></text:p>
        </text:list-item>
        <text:list-item>
          <text:p text:style-name="P8"><text:span text:style-name="T3">DELETE /api/v1/tenant/admins</text:span></text:p>
        </text:list-item>
      </text:list>
      <text:p text:style-name="P7"><text:span text:style-name="T2">System</text:span></text:p>
      <text:list text:continue-numbering="true" text:style-name="WWNum1">
        <text:list-item>
          <text:p text:style-name="P8"><text:span text:style-name="T3">POST /api/v1/system/admins</text:span></text:p>
        </text:list-item>
      </text:list>
      <text:h text:style-name="P10" text:outline-level="2"><text:span text:style-name="T8">6.3 Standard-Query (Paging/Sort/Filter)</text:span></text:h>
      <text:p text:style-name="P7"><text:span text:style-name="T2">Paging/Sort:</text:span></text:p>
      <text:list text:continue-numbering="true" text:style-name="WWNum1">
        <text:list-item>
          <text:p text:style-name="P8"><text:span text:style-name="T3">page (default 0)</text:span></text:p>
        </text:list-item>
        <text:list-item>
          <text:p text:style-name="P8"><text:span text:style-name="T3">size (default 50; max zum Beispiel 200)</text:span></text:p>
        </text:list-item>
        <text:list-item>
          <text:p text:style-name="P8"><text:span text:style-name="T3">sort (zum Beispiel createdAt,DESC)</text:span></text:p>
        </text:list-item>
      </text:list>
      <text:p text:style-name="P7"><text:span text:style-name="T2">Filter:</text:span></text:p>
      <text:list text:continue-numbering="true" text:style-name="WWNum1">
        <text:list-item>
          <text:p text:style-name="P8"><text:span text:style-name="T3">moduleKey=&lt;text&gt;</text:span></text:p>
        </text:list-item>
        <text:list-item>
          <text:p text:style-name="P8"><text:span text:style-name="T3">roleName=&lt;text&gt;</text:span></text:p>
        </text:list-item>
        <text:list-item>
          <text:p text:style-name="P8"><text:span text:style-name="T3">subjectId=&lt;id&gt;</text:span></text:p>
        </text:list-item>
        <text:list-item>
          <text:p text:style-name="P8"><text:span text:style-name="T3">subjectType=USER|SERVICE</text:span></text:p>
        </text:list-item>
        <text:list-item>
          <text:p text:style-name="P8"><text:span text:style-name="T3">enabled=true|false</text:span></text:p>
        </text:list-item>
        <text:list-item>
          <text:p text:style-name="P8"><text:span text:style-name="T3">active=true|false</text:span></text:p>
        </text:list-item>
      </text:list>
      <text:h text:style-name="P9" text:outline-level="1"><text:span text:style-name="T5">7. Funktionale Anforderungen (Use Cases)</text:span></text:h>
      <text:h text:style-name="P10" text:outline-level="2"><text:span text:style-name="T8">7.1 Modul anlegen</text:span></text:h>
      <text:p text:style-name="Standard"><text:span text:style-name="T3">Persistiert ein Modul katalogweit. moduleKey ist systemweit eindeutig. Ein Modul enthält Name, Beschreibung und Aktiv-Status. Beispiel Request:</text:span></text:p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14"><text:span text:style-name="T14">{<text:line-break/>"moduleKey": "user",<text:line-break/>"name": "User Management",<text:line-break/>"description": "Verwaltung von Benutzern"<text:line-break/>}</text:span></text:p>
          </table:table-cell>
        </table:table-row>
      </table:table>
      <text:p text:style-name="Standard"/>
      <text:h text:style-name="P10" text:outline-level="2"><text:span text:style-name="T8">7.2 Module lesen/listen</text:span></text:h>
      <text:p text:style-name="Standard"><text:span text:style-name="T3">Liefert Module inklusive Aktiv-Status. Dient Administrationsoberflächen und dem Aufbau tenant-spezifischer Freigaben.</text:span></text:p>
      <text:h text:style-name="P10" text:outline-level="2"><text:span text:style-name="T8">7.3 Permission anlegen</text:span></text:h>
      <text:p text:style-name="Standard"><text:span text:style-name="T3">Persistiert eine Permission innerhalb eines vorhandenen Moduls. Permission-Codes folgen der Konvention moduleKey.action. Beispiel Request:</text:span></text:p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14"><text:span text:style-name="T14">{<text:line-break/>"code": "user.read",<text:line-break/>"description": "Benutzer lesen"<text:line-break/>}</text:span></text:p>
          </table:table-cell>
        </table:table-row>
      </table:table>
      <text:p text:style-name="Standard"/>
      <text:h text:style-name="P10" text:outline-level="2"><text:soft-page-break/><text:span text:style-name="T8">7.4 Tenant-Modul freischalten oder deaktivieren</text:span></text:h>
      <text:p text:style-name="Standard"><text:span text:style-name="T3">Setzt tenant-spezifisch, ob ein Modul aktiviert ist. Ist ein Modul deaktiviert, liefert die Rechteabfrage enabled=false und keine Permissions. Beispiel Request:</text:span></text:p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14"><text:span text:style-name="T14">{<text:line-break/>"tenantId": "COMPANY-1000",<text:line-break/>"enabled": true<text:line-break/>}</text:span></text:p>
          </table:table-cell>
        </table:table-row>
      </table:table>
      <text:p text:style-name="Standard"/>
      <text:h text:style-name="P10" text:outline-level="2"><text:span text:style-name="T8">7.5 Rolle anlegen / lesen / ändern</text:span></text:h>
      <text:p text:style-name="Standard"><text:span text:style-name="T3">Persistiert eine tenant-spezifische Rolle. Rollenname ist innerhalb eines Tenants eindeutig. Beispiel Request:</text:span></text:p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14"><text:span text:style-name="T14">{<text:line-break/>"name": "Tenant Administrator",<text:line-break/>"description": "Verwaltet tenant-spezifische IAM-Funktionen"<text:line-break/>}</text:span></text:p>
          </table:table-cell>
        </table:table-row>
      </table:table>
      <text:p text:style-name="Standard"/>
      <text:h text:style-name="P10" text:outline-level="2"><text:span text:style-name="T8">7.6 Rollen-Permissions setzen</text:span></text:h>
      <text:p text:style-name="Standard"><text:span text:style-name="T3">Setzt die vollständige Menge gültiger Permissions einer Rolle. Bereits entfernte Zuordnungen werden logisch entfernt. Wieder hinzugefügte Zuordnungen werden wiederhergestellt. Beispiel Request:</text:span></text:p>
      <table:table table:name="Tabelle7" table:style-name="Tabelle7">
        <table:table-column table:style-name="Tabelle7.A"/>
        <table:table-row table:style-name="Tabelle7.1">
          <table:table-cell table:style-name="Tabelle7.A1" office:value-type="string">
            <text:p text:style-name="P14"><text:span text:style-name="T14">{<text:line-break/>"permissionCodes": [<text:line-break/>"user.read",<text:line-break/>"user.write",<text:line-break/>"company.read"<text:line-break/>]<text:line-break/>}</text:span></text:p>
          </table:table-cell>
        </table:table-row>
      </table:table>
      <text:p text:style-name="Standard"/>
      <text:h text:style-name="P10" text:outline-level="2"><text:span text:style-name="T8">7.7 Assignment anlegen</text:span></text:h>
      <text:p text:style-name="Standard"><text:span text:style-name="T3">Weist einem USER- oder SERVICE-Subject eine Rolle im Tenant zu. Ein Subject kann bei Bedarf automatisch angelegt werden. Beispiel Request:</text:span></text:p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14"><text:span text:style-name="T14">{<text:line-break/>"subjectId": "USR-10001",<text:line-break/>"subjectType": "USER",<text:line-break/>"roleId": 15<text:line-break/>}</text:span></text:p>
          </table:table-cell>
        </table:table-row>
      </table:table>
      <text:p text:style-name="Standard"/>
      <text:h text:style-name="P10" text:outline-level="2"><text:span text:style-name="T8">7.8 Tenant-Admin hinzufügen / entfernen</text:span></text:h>
      <text:p text:style-name="Standard"><text:span text:style-name="T3">Fügt Tenant-Admins tenant-spezifisch hinzu oder entfernt sie. Der letzte Tenant-Admin eines Tenants bleibt erhalten.</text:span></text:p>
      <text:h text:style-name="P10" text:outline-level="2"><text:soft-page-break/><text:span text:style-name="T8">7.9 System-Admin hinzufügen</text:span></text:h>
      <text:p text:style-name="Standard"><text:span text:style-name="T3">Fügt einen tenant-unabhängigen System-Admin hinzu. System-Admins verwalten Module, Permissions und tenant-übergreifende Administration.</text:span></text:p>
      <text:h text:style-name="P10" text:outline-level="2"><text:span text:style-name="T8">7.10 Rechteabfrage</text:span></text:h>
      <text:p text:style-name="Standard"><text:span text:style-name="T3">Liefert effektive Rechte für tenantId, subjectId, subjectType und moduleKey. Beispiel Response:</text:span></text:p>
      <table:table table:name="Tabelle9" table:style-name="Tabelle9">
        <table:table-column table:style-name="Tabelle9.A"/>
        <table:table-row table:style-name="Tabelle9.1">
          <table:table-cell table:style-name="Tabelle9.A1" office:value-type="string">
            <text:p text:style-name="P14"><text:span text:style-name="T14">{<text:line-break/>"tenantId": "COMPANY-1000",<text:line-break/>"subjectId": "USR-10001",<text:line-break/>"subjectType": "USER",<text:line-break/>"moduleKey": "user",<text:line-break/>"enabled": true,<text:line-break/>"permissions": [<text:line-break/>"user.read",<text:line-break/>"user.write"<text:line-break/>],<text:line-break/>"permVersion": 7<text:line-break/>}</text:span></text:p>
          </table:table-cell>
        </table:table-row>
      </table:table>
      <text:p text:style-name="Standard"/>
      <text:h text:style-name="P10" text:outline-level="2"><text:span text:style-name="T8">7.11 Beziehungen / Referenzmodell</text:span></text:h>
      <text:p text:style-name="Standard"><text:span text:style-name="T3">Der iam-service führt folgende fachlichen Beziehungen:</text:span></text:p>
      <text:p text:style-name="P7"><text:span text:style-name="T2">Company</text:span></text:p>
      <text:p text:style-name="Standard"><text:span text:style-name="T3">Ein Tenant im IAM entspricht fachlich dem Company-Kontext. Die Zuordnung erfolgt über tenant_id.</text:span></text:p>
      <text:p text:style-name="P7"><text:span text:style-name="T2">Auth</text:span></text:p>
      <text:p text:style-name="Standard"><text:span text:style-name="T3">Der iam-service speichert keine Auth-Daten. auth-service liefert Tokens, Credentials, MFA, Sessions und JWKS.</text:span></text:p>
      <text:p text:style-name="P7"><text:span text:style-name="T2">User</text:span></text:p>
      <text:p text:style-name="Standard"><text:span text:style-name="T3">Benutzerstammdaten liegen nicht im iam-service. user-service bleibt führend für Benutzerprofil, Benutzerstatus, companyId und personId. Der iam-service referenziert Benutzer nur über subjectId mit subjectType=USER.</text:span></text:p>
      <text:p text:style-name="P7"><text:span text:style-name="T2">Service</text:span></text:p>
      <text:p text:style-name="Standard"><text:span text:style-name="T3">Technische Service-Principals werden als subjectType=SERVICE geführt.</text:span></text:p>
      <text:p text:style-name="P7"><text:span text:style-name="T2">Module und Permissions</text:span></text:p>
      <text:p text:style-name="Standard"><text:span text:style-name="T3">Ein Modul besitzt mehrere Permissions. Permissions werden Rollen zugeordnet.</text:span></text:p>
      <text:p text:style-name="P7"><text:span text:style-name="T2">Rollen und Assignments</text:span></text:p>
      <text:p text:style-name="Standard"><text:span text:style-name="T3">Eine Rolle gehört genau einem Tenant. Ein Subject kann in einem Tenant mehrere Rollen besitzen.</text:span></text:p>
      <text:p text:style-name="P7"><text:span text:style-name="T2">Admins</text:span></text:p>
      <text:p text:style-name="Standard"><text:span text:style-name="T3">Tenant-Admins sind tenant-bezogen. System-Admins sind tenant-unabhängig.</text:span></text:p>
      <text:h text:style-name="P9" text:outline-level="1"><text:soft-page-break/><text:span text:style-name="T5">8. Datenmodell (Persistenz)</text:span></text:h>
      <text:p text:style-name="Standard"><text:span text:style-name="T3">Die Persistenz basiert ausschließlich auf einer relationalen SQL-Datenbank mit MariaDB oder MySQL. Fachliche Persistenz erfolgt ausschließlich über Spring Data JPA und Hibernate. Direkter fachlicher Zugriff über JDBC ist nicht Bestandteil des Services.</text:span></text:p>
      <text:h text:style-name="P10" text:outline-level="2"><text:span text:style-name="T8">8.1 Module</text:span></text:h>
      <text:list text:continue-numbering="true" text:style-name="WWNum1">
        <text:list-item>
          <text:p text:style-name="P8"><text:span text:style-name="T3">id</text:span></text:p>
        </text:list-item>
        <text:list-item>
          <text:p text:style-name="P8"><text:span text:style-name="T3">moduleKey</text:span></text:p>
        </text:list-item>
        <text:list-item>
          <text:p text:style-name="P8"><text:span text:style-name="T3">name</text:span></text:p>
        </text:list-item>
        <text:list-item>
          <text:p text:style-name="P8"><text:span text:style-name="T3">description</text:span></text:p>
        </text:list-item>
        <text:list-item>
          <text:p text:style-name="P8"><text:span text:style-name="T3">active</text:span></text:p>
        </text:list-item>
        <text:list-item>
          <text:p text:style-name="P8"><text:span text:style-name="T3">Audit: createdAt, createdBy, modifiedAt, modifiedBy, trashedAt, trashedBy</text:span></text:p>
        </text:list-item>
        <text:list-item>
          <text:p text:style-name="P8"><text:span text:style-name="T3">optional: version</text:span></text:p>
        </text:list-item>
      </text:list>
      <text:h text:style-name="P10" text:outline-level="2"><text:span text:style-name="T8">8.2 Permission</text:span></text:h>
      <text:list text:continue-numbering="true" text:style-name="WWNum1">
        <text:list-item>
          <text:p text:style-name="P8"><text:span text:style-name="T3">id</text:span></text:p>
        </text:list-item>
        <text:list-item>
          <text:p text:style-name="P8"><text:span text:style-name="T3">moduleId</text:span></text:p>
        </text:list-item>
        <text:list-item>
          <text:p text:style-name="P8"><text:span text:style-name="T3">code</text:span></text:p>
        </text:list-item>
        <text:list-item>
          <text:p text:style-name="P8"><text:span text:style-name="T3">description</text:span></text:p>
        </text:list-item>
        <text:list-item>
          <text:p text:style-name="P8"><text:span text:style-name="T3">active</text:span></text:p>
        </text:list-item>
        <text:list-item>
          <text:p text:style-name="P8"><text:span text:style-name="T3">Audit-Felder</text:span></text:p>
        </text:list-item>
        <text:list-item>
          <text:p text:style-name="P8"><text:span text:style-name="T3">optional: version</text:span></text:p>
        </text:list-item>
      </text:list>
      <text:h text:style-name="P10" text:outline-level="2"><text:span text:style-name="T8">8.3 TenantModule</text:span></text:h>
      <text:list text:continue-numbering="true" text:style-name="WWNum1">
        <text:list-item>
          <text:p text:style-name="P8"><text:span text:style-name="T3">id</text:span></text:p>
        </text:list-item>
        <text:list-item>
          <text:p text:style-name="P8"><text:span text:style-name="T3">tenantId</text:span></text:p>
        </text:list-item>
        <text:list-item>
          <text:p text:style-name="P8"><text:span text:style-name="T3">moduleId</text:span></text:p>
        </text:list-item>
        <text:list-item>
          <text:p text:style-name="P8"><text:span text:style-name="T3">enabled</text:span></text:p>
        </text:list-item>
        <text:list-item>
          <text:p text:style-name="P8"><text:span text:style-name="T3">Audit-Felder</text:span></text:p>
        </text:list-item>
        <text:list-item>
          <text:p text:style-name="P8"><text:span text:style-name="T3">optional: version</text:span></text:p>
        </text:list-item>
      </text:list>
      <text:h text:style-name="P10" text:outline-level="2"><text:span text:style-name="T8">8.4 Role</text:span></text:h>
      <text:list text:continue-numbering="true" text:style-name="WWNum1">
        <text:list-item>
          <text:p text:style-name="P8"><text:span text:style-name="T3">id</text:span></text:p>
        </text:list-item>
        <text:list-item>
          <text:p text:style-name="P8"><text:span text:style-name="T3">tenantId</text:span></text:p>
        </text:list-item>
        <text:list-item>
          <text:p text:style-name="P8"><text:span text:style-name="T3">name</text:span></text:p>
        </text:list-item>
        <text:list-item>
          <text:p text:style-name="P8"><text:span text:style-name="T3">description</text:span></text:p>
        </text:list-item>
        <text:list-item>
          <text:p text:style-name="P8"><text:span text:style-name="T3">active</text:span></text:p>
        </text:list-item>
        <text:list-item>
          <text:p text:style-name="P8"><text:span text:style-name="T3">Audit-Felder</text:span></text:p>
        </text:list-item>
        <text:list-item>
          <text:p text:style-name="P8"><text:span text:style-name="T3">optional: version</text:span></text:p>
        </text:list-item>
      </text:list>
      <text:h text:style-name="P10" text:outline-level="2"><text:span text:style-name="T8">8.5 RolePermission</text:span></text:h>
      <text:list text:continue-numbering="true" text:style-name="WWNum1">
        <text:list-item>
          <text:p text:style-name="P8"><text:span text:style-name="T3">id</text:span></text:p>
        </text:list-item>
        <text:list-item>
          <text:p text:style-name="P8"><text:span text:style-name="T3">roleId</text:span></text:p>
        </text:list-item>
        <text:list-item>
          <text:p text:style-name="P8"><text:span text:style-name="T3">permissionId</text:span></text:p>
        </text:list-item>
        <text:list-item>
          <text:p text:style-name="P8"><text:span text:style-name="T3">Audit-Felder</text:span></text:p>
        </text:list-item>
        <text:list-item>
          <text:p text:style-name="P8"><text:span text:style-name="T3">optional: version</text:span></text:p>
        </text:list-item>
      </text:list>
      <text:h text:style-name="P10" text:outline-level="2"><text:soft-page-break/><text:span text:style-name="T8">8.6 Subject</text:span></text:h>
      <text:list text:continue-numbering="true" text:style-name="WWNum1">
        <text:list-item>
          <text:p text:style-name="P8"><text:span text:style-name="T3">id</text:span></text:p>
        </text:list-item>
        <text:list-item>
          <text:p text:style-name="P8"><text:span text:style-name="T3">subjectId</text:span></text:p>
        </text:list-item>
        <text:list-item>
          <text:p text:style-name="P8"><text:span text:style-name="T3">subjectType</text:span></text:p>
        </text:list-item>
        <text:list-item>
          <text:p text:style-name="P8"><text:span text:style-name="T3">active</text:span></text:p>
        </text:list-item>
        <text:list-item>
          <text:p text:style-name="P8"><text:span text:style-name="T3">Audit-Felder</text:span></text:p>
        </text:list-item>
        <text:list-item>
          <text:p text:style-name="P8"><text:span text:style-name="T3">optional: version</text:span></text:p>
        </text:list-item>
      </text:list>
      <text:h text:style-name="P10" text:outline-level="2"><text:span text:style-name="T8">8.7 Assignment</text:span></text:h>
      <text:list text:continue-numbering="true" text:style-name="WWNum1">
        <text:list-item>
          <text:p text:style-name="P8"><text:span text:style-name="T3">id</text:span></text:p>
        </text:list-item>
        <text:list-item>
          <text:p text:style-name="P8"><text:span text:style-name="T3">tenantId</text:span></text:p>
        </text:list-item>
        <text:list-item>
          <text:p text:style-name="P8"><text:span text:style-name="T3">subjectPk</text:span></text:p>
        </text:list-item>
        <text:list-item>
          <text:p text:style-name="P8"><text:span text:style-name="T3">roleId</text:span></text:p>
        </text:list-item>
        <text:list-item>
          <text:p text:style-name="P8"><text:span text:style-name="T3">scopeType</text:span></text:p>
        </text:list-item>
        <text:list-item>
          <text:p text:style-name="P8"><text:span text:style-name="T3">scopeId</text:span></text:p>
        </text:list-item>
        <text:list-item>
          <text:p text:style-name="P8"><text:span text:style-name="T3">Audit-Felder</text:span></text:p>
        </text:list-item>
        <text:list-item>
          <text:p text:style-name="P8"><text:span text:style-name="T3">optional: version</text:span></text:p>
        </text:list-item>
      </text:list>
      <text:h text:style-name="P10" text:outline-level="2"><text:span text:style-name="T8">8.8 TenantAdmin</text:span></text:h>
      <text:list text:continue-numbering="true" text:style-name="WWNum1">
        <text:list-item>
          <text:p text:style-name="P8"><text:span text:style-name="T3">id</text:span></text:p>
        </text:list-item>
        <text:list-item>
          <text:p text:style-name="P8"><text:span text:style-name="T3">tenantId</text:span></text:p>
        </text:list-item>
        <text:list-item>
          <text:p text:style-name="P8"><text:span text:style-name="T3">subjectPk</text:span></text:p>
        </text:list-item>
        <text:list-item>
          <text:p text:style-name="P8"><text:span text:style-name="T3">Audit-Felder</text:span></text:p>
        </text:list-item>
        <text:list-item>
          <text:p text:style-name="P8"><text:span text:style-name="T3">optional: version</text:span></text:p>
        </text:list-item>
      </text:list>
      <text:h text:style-name="P10" text:outline-level="2"><text:span text:style-name="T8">8.9 SystemAdmin</text:span></text:h>
      <text:list text:continue-numbering="true" text:style-name="WWNum1">
        <text:list-item>
          <text:p text:style-name="P8"><text:span text:style-name="T3">id</text:span></text:p>
        </text:list-item>
        <text:list-item>
          <text:p text:style-name="P8"><text:span text:style-name="T3">subjectPk</text:span></text:p>
        </text:list-item>
        <text:list-item>
          <text:p text:style-name="P8"><text:span text:style-name="T3">Audit-Felder</text:span></text:p>
        </text:list-item>
        <text:list-item>
          <text:p text:style-name="P8"><text:span text:style-name="T3">optional: version</text:span></text:p>
        </text:list-item>
      </text:list>
      <text:h text:style-name="P10" text:outline-level="2"><text:span text:style-name="T8">8.10 PermVersion</text:span></text:h>
      <text:list text:continue-numbering="true" text:style-name="WWNum1">
        <text:list-item>
          <text:p text:style-name="P8"><text:span text:style-name="T3">id</text:span></text:p>
        </text:list-item>
        <text:list-item>
          <text:p text:style-name="P8"><text:span text:style-name="T3">tenantId</text:span></text:p>
        </text:list-item>
        <text:list-item>
          <text:p text:style-name="P8"><text:span text:style-name="T3">subjectPk</text:span></text:p>
        </text:list-item>
        <text:list-item>
          <text:p text:style-name="P8"><text:span text:style-name="T3">version</text:span></text:p>
        </text:list-item>
        <text:list-item>
          <text:p text:style-name="P8"><text:span text:style-name="T3">Audit-Felder</text:span></text:p>
        </text:list-item>
      </text:list>
      <text:h text:style-name="P10" text:outline-level="2"><text:span text:style-name="T8">8.11 Persistenz- und Migrationsregeln</text:span></text:h>
      <text:list text:continue-numbering="true" text:style-name="WWNum1">
        <text:list-item>
          <text:p text:style-name="P8"><text:span text:style-name="T3">Tabellen und Beziehungen werden als JPA-Entities modelliert</text:span></text:p>
        </text:list-item>
        <text:list-item>
          <text:p text:style-name="P8"><text:span text:style-name="T3">Join-Beziehungen werden über eigene Entities oder relationale Join-Tabellen modelliert</text:span></text:p>
        </text:list-item>
        <text:list-item>
          <text:p text:style-name="P8"><text:span text:style-name="T3">tenant-scharfe Filterung erfolgt über Repository-Methoden und Service-Validierung</text:span></text:p>
        </text:list-item>
        <text:list-item>
          <text:p text:style-name="P8"><text:span text:style-name="T3">Schema-Migrationen erfolgen über Flyway</text:span></text:p>
        </text:list-item>
        <text:list-item>
          <text:p text:style-name="P8"><text:span text:style-name="T3">Flyway-Migrationen verwenden allgemein gültiges, ANSI-nahes SQL</text:span></text:p>
        </text:list-item>
        <text:list-item>
          <text:p text:style-name="P8"><text:span text:style-name="T3">datenbankspezifische SQL-Sonderfunktionen werden vermieden</text:span></text:p>
        </text:list-item>
        <text:list-item>
          <text:p text:style-name="P8"><text:span text:style-name="T3">falls ein Datenbanksystem zwingend abweichendes SQL erfordert, erfolgt dies getrennt und explizit versioniert</text:span></text:p>
        </text:list-item>
        <text:list-item>
          <text:p text:style-name="P8"><text:soft-page-break/><text:span text:style-name="T3">Hard Delete ist standardmäßig deaktiviert</text:span></text:p>
        </text:list-item>
        <text:list-item>
          <text:p text:style-name="P8"><text:span text:style-name="T3">Restore-Semantik arbeitet über Business Keys und Soft Delete</text:span></text:p>
        </text:list-item>
      </text:list>
      <text:h text:style-name="P9" text:outline-level="1"><text:span text:style-name="T5">9. Idempotency-Regeln</text:span></text:h>
      <text:p text:style-name="Standard"><text:span text:style-name="T3">Ein Idempotency-Key wird im iam-service aktuell nicht verwendet.</text:span></text:p>
      <text:p text:style-name="P7"><text:span text:style-name="T2">Stattdessen gilt:</text:span></text:p>
      <text:list text:continue-numbering="true" text:style-name="WWNum1">
        <text:list-item>
          <text:p text:style-name="P8"><text:span text:style-name="T3">Wiederholte Schreiboperationen werden über Business Keys stabilisiert</text:span></text:p>
        </text:list-item>
        <text:list-item>
          <text:p text:style-name="P8"><text:span text:style-name="T3">eindeutige Constraints verhindern Dubletten</text:span></text:p>
        </text:list-item>
        <text:list-item>
          <text:p text:style-name="P8"><text:span text:style-name="T3">Restore-Semantik reaktiviert logisch gelöschte Datensätze</text:span></text:p>
        </text:list-item>
        <text:list-item>
          <text:p text:style-name="P8"><text:span text:style-name="T3">wiederholte Zuweisungen derselben Rolle an dasselbe Subject im selben Tenant erzeugen keine Dubletten</text:span></text:p>
        </text:list-item>
      </text:list>
      <text:h text:style-name="P9" text:outline-level="1"><text:span text:style-name="T5">10. Fehlerformat, Statuscodes, Fehlercodes</text:span></text:h>
      <text:h text:style-name="P10" text:outline-level="2"><text:span text:style-name="T8">10.1 Fehlerformat (API Error)</text:span></text:h>
      <text:p text:style-name="Standard"><text:span text:style-name="T3">Fehlerantworten sind JSON und enthalten:</text:span></text:p>
      <text:list text:continue-numbering="true" text:style-name="WWNum1">
        <text:list-item>
          <text:p text:style-name="P8"><text:span text:style-name="T3">timestamp (ISO-8601 UTC)</text:span></text:p>
        </text:list-item>
        <text:list-item>
          <text:p text:style-name="P8"><text:span text:style-name="T3">status (HTTP Status)</text:span></text:p>
        </text:list-item>
        <text:list-item>
          <text:p text:style-name="P8"><text:span text:style-name="T3">code (String)</text:span></text:p>
        </text:list-item>
        <text:list-item>
          <text:p text:style-name="P8"><text:span text:style-name="T3">message (String)</text:span></text:p>
        </text:list-item>
        <text:list-item>
          <text:p text:style-name="P8"><text:span text:style-name="T3">path (String)</text:span></text:p>
        </text:list-item>
        <text:list-item>
          <text:p text:style-name="P8"><text:span text:style-name="T3">optional correlationId</text:span></text:p>
        </text:list-item>
        <text:list-item>
          <text:p text:style-name="P8"><text:span text:style-name="T3">optional details</text:span></text:p>
        </text:list-item>
      </text:list>
      <text:h text:style-name="P10" text:outline-level="2"><text:span text:style-name="T8">10.2 Statuscodes</text:span></text:h>
      <text:p text:style-name="Standard"><text:span text:style-name="T3">400, 401, 403, 404, 409, 422, 500</text:span></text:p>
      <text:h text:style-name="P10" text:outline-level="2"><text:span text:style-name="T8">10.3 Fehlercode-Mapping (Fehlernummer, Fehlermeldung, Auslöser)</text:span></text:h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header-rows>
          <table:table-row table:style-name="Tabelle10.1">
            <table:table-cell table:style-name="Tabelle10.A1" office:value-type="string">
              <text:p text:style-name="P13"><text:span text:style-name="T15">Fehlernummer</text:span></text:p>
            </table:table-cell>
            <table:table-cell table:style-name="Tabelle10.A1" office:value-type="string">
              <text:p text:style-name="P13"><text:span text:style-name="T16">code</text:span></text:p>
            </table:table-cell>
            <table:table-cell table:style-name="Tabelle10.A1" office:value-type="string">
              <text:p text:style-name="P13"><text:span text:style-name="T16">message (exakt)</text:span></text:p>
            </table:table-cell>
            <table:table-cell table:style-name="Tabelle10.A1" office:value-type="string">
              <text:p text:style-name="P13"><text:span text:style-name="T15">Erscheint, wenn ...</text:span></text:p>
            </table:table-cell>
          </table:table-row>
        </table:table-header-rows>
        <table:table-row table:style-name="Tabelle10.1">
          <table:table-cell table:style-name="Tabelle10.A2" office:value-type="string">
            <text:p text:style-name="P13"><text:span text:style-name="T17">400</text:span></text:p>
          </table:table-cell>
          <table:table-cell table:style-name="Tabelle10.B2" office:value-type="string">
            <text:p text:style-name="P13"><text:span text:style-name="T18">VALIDATION_ERROR</text:span></text:p>
          </table:table-cell>
          <table:table-cell table:style-name="Tabelle10.C2" office:value-type="string">
            <text:p text:style-name="P13"><text:span text:style-name="T18">Request validation failed</text:span></text:p>
          </table:table-cell>
          <table:table-cell table:style-name="Tabelle10.D2" office:value-type="string">
            <text:p text:style-name="P13"><text:span text:style-name="T17">Request verletzt Validierung</text:span></text:p>
          </table:table-cell>
        </table:table-row>
        <table:table-row table:style-name="Tabelle10.1">
          <table:table-cell table:style-name="Tabelle10.A3" office:value-type="string">
            <text:p text:style-name="P13"><text:span text:style-name="T17">400</text:span></text:p>
          </table:table-cell>
          <table:table-cell table:style-name="Tabelle10.B3" office:value-type="string">
            <text:p text:style-name="P13"><text:span text:style-name="T18">INVALID_SUBJECT_TYPE</text:span></text:p>
          </table:table-cell>
          <table:table-cell table:style-name="Tabelle10.C3" office:value-type="string">
            <text:p text:style-name="P13"><text:span text:style-name="T18">Invalid subject type</text:span></text:p>
          </table:table-cell>
          <table:table-cell table:style-name="Tabelle10.D3" office:value-type="string">
            <text:p text:style-name="P13"><text:span text:style-name="T17">subjectType ist nicht USER oder SERVICE</text:span></text:p>
          </table:table-cell>
        </table:table-row>
        <table:table-row table:style-name="Tabelle10.1">
          <table:table-cell table:style-name="Tabelle10.A4" office:value-type="string">
            <text:p text:style-name="P13"><text:span text:style-name="T17">400</text:span></text:p>
          </table:table-cell>
          <table:table-cell table:style-name="Tabelle10.B4" office:value-type="string">
            <text:p text:style-name="P13"><text:span text:style-name="T18">INVALID_PERMISSION_CODE</text:span></text:p>
          </table:table-cell>
          <table:table-cell table:style-name="Tabelle10.C4" office:value-type="string">
            <text:p text:style-name="P13"><text:span text:style-name="T18">Invalid permission code</text:span></text:p>
          </table:table-cell>
          <table:table-cell table:style-name="Tabelle10.D4" office:value-type="string">
            <text:p text:style-name="P13"><text:span text:style-name="T17">Permission-Code verletzt Format- oder Domänenregeln</text:span></text:p>
          </table:table-cell>
        </table:table-row>
        <table:table-row table:style-name="Tabelle10.1">
          <table:table-cell table:style-name="Tabelle10.A5" office:value-type="string">
            <text:p text:style-name="P13"><text:span text:style-name="T17">401</text:span></text:p>
          </table:table-cell>
          <table:table-cell table:style-name="Tabelle10.B5" office:value-type="string">
            <text:p text:style-name="P13"><text:span text:style-name="T18">UNAUTHENTICATED</text:span></text:p>
          </table:table-cell>
          <table:table-cell table:style-name="Tabelle10.C5" office:value-type="string">
            <text:p text:style-name="P13"><text:span text:style-name="T18">Authentication required</text:span></text:p>
          </table:table-cell>
          <table:table-cell table:style-name="Tabelle10.D5" office:value-type="string">
            <text:p text:style-name="P13"><text:span text:style-name="T17">Authorization Header fehlt oder Tokenvalidierung scheitert</text:span></text:p>
          </table:table-cell>
        </table:table-row>
        <table:table-row table:style-name="Tabelle10.1">
          <table:table-cell table:style-name="Tabelle10.A6" office:value-type="string">
            <text:p text:style-name="P13"><text:span text:style-name="T17">401</text:span></text:p>
          </table:table-cell>
          <table:table-cell table:style-name="Tabelle10.B6" office:value-type="string">
            <text:p text:style-name="P13"><text:span text:style-name="T18">UNAUTHENTICATED</text:span></text:p>
          </table:table-cell>
          <table:table-cell table:style-name="Tabelle10.C6" office:value-type="string">
            <text:p text:style-name="P13"><text:span text:style-name="T18">wrong audience</text:span></text:p>
          </table:table-cell>
          <table:table-cell table:style-name="Tabelle10.D6" office:value-type="string">
            <text:p text:style-name="P13"><text:span text:style-name="T17">aud enthält nicht iam-service</text:span></text:p>
          </table:table-cell>
        </table:table-row>
        <table:table-row table:style-name="Tabelle10.1">
          <table:table-cell table:style-name="Tabelle10.A7" office:value-type="string">
            <text:p text:style-name="P13"><text:span text:style-name="T17">401</text:span></text:p>
          </table:table-cell>
          <table:table-cell table:style-name="Tabelle10.B7" office:value-type="string">
            <text:p text:style-name="P13"><text:span text:style-name="T18">UNAUTHENTICATED</text:span></text:p>
          </table:table-cell>
          <table:table-cell table:style-name="Tabelle10.C7" office:value-type="string">
            <text:p text:style-name="P13"><text:span text:style-name="T18">missing claim: tenant_id</text:span></text:p>
          </table:table-cell>
          <table:table-cell table:style-name="Tabelle10.D7" office:value-type="string">
            <text:p text:style-name="P13"><text:span text:style-name="T17">tenant_id fehlt</text:span></text:p>
          </table:table-cell>
        </table:table-row>
        <table:table-row table:style-name="Tabelle10.1">
          <table:table-cell table:style-name="Tabelle10.A8" office:value-type="string">
            <text:p text:style-name="P13"><text:span text:style-name="T17">401</text:span></text:p>
          </table:table-cell>
          <table:table-cell table:style-name="Tabelle10.B8" office:value-type="string">
            <text:p text:style-name="P13"><text:span text:style-name="T18">UNAUTHENTICATED</text:span></text:p>
          </table:table-cell>
          <table:table-cell table:style-name="Tabelle10.C8" office:value-type="string">
            <text:p text:style-name="P13"><text:span text:style-name="T18">missing claim: subject_type</text:span></text:p>
          </table:table-cell>
          <table:table-cell table:style-name="Tabelle10.D8" office:value-type="string">
            <text:p text:style-name="P13"><text:span text:style-name="T17">subject_type fehlt</text:span></text:p>
          </table:table-cell>
        </table:table-row>
        <table:table-row table:style-name="Tabelle10.1">
          <table:table-cell table:style-name="Tabelle10.A9" office:value-type="string">
            <text:p text:style-name="P13"><text:span text:style-name="T17">401</text:span></text:p>
          </table:table-cell>
          <table:table-cell table:style-name="Tabelle10.B9" office:value-type="string">
            <text:p text:style-name="P13"><text:span text:style-name="T18">UNAUTHENTICATED</text:span></text:p>
          </table:table-cell>
          <table:table-cell table:style-name="Tabelle10.C9" office:value-type="string">
            <text:p text:style-name="P13"><text:span text:style-name="T18">invalid subject_type</text:span></text:p>
          </table:table-cell>
          <table:table-cell table:style-name="Tabelle10.D9" office:value-type="string">
            <text:p text:style-name="P13"><text:span text:style-name="T17">subject_type ist nicht USER oder SERVICE</text:span></text:p>
          </table:table-cell>
        </table:table-row>
        <table:table-row table:style-name="Tabelle10.1">
          <table:table-cell table:style-name="Tabelle10.A10" office:value-type="string">
            <text:p text:style-name="P13"><text:span text:style-name="T17">403</text:span></text:p>
          </table:table-cell>
          <table:table-cell table:style-name="Tabelle10.B10" office:value-type="string">
            <text:p text:style-name="P13"><text:span text:style-name="T18">FORBIDDEN</text:span></text:p>
          </table:table-cell>
          <table:table-cell table:style-name="Tabelle10.C10" office:value-type="string">
            <text:p text:style-name="P13"><text:span text:style-name="T18">Access denied</text:span></text:p>
          </table:table-cell>
          <table:table-cell table:style-name="Tabelle10.D10" office:value-type="string">
            <text:p text:style-name="P13"><text:span text:style-name="T17">Token ist gültig, Zugriff wird abgelehnt</text:span></text:p>
          </table:table-cell>
        </table:table-row>
        <text:soft-page-break/>
        <table:table-row table:style-name="Tabelle10.1">
          <table:table-cell table:style-name="Tabelle10.A11" office:value-type="string">
            <text:p text:style-name="P13"><text:span text:style-name="T17">403</text:span></text:p>
          </table:table-cell>
          <table:table-cell table:style-name="Tabelle10.B11" office:value-type="string">
            <text:p text:style-name="P13"><text:span text:style-name="T18">TENANT_MISMATCH</text:span></text:p>
          </table:table-cell>
          <table:table-cell table:style-name="Tabelle10.C11" office:value-type="string">
            <text:p text:style-name="P13"><text:span text:style-name="T18">tenant mismatch</text:span></text:p>
          </table:table-cell>
          <table:table-cell table:style-name="Tabelle10.D11" office:value-type="string">
            <text:p text:style-name="P13"><text:span text:style-name="T17">X-Tenant-Id oder Tenant im Pfad weicht von tenant_id ab</text:span></text:p>
          </table:table-cell>
        </table:table-row>
        <table:table-row table:style-name="Tabelle10.1">
          <table:table-cell table:style-name="Tabelle10.A12" office:value-type="string">
            <text:p text:style-name="P13"><text:span text:style-name="T17">404</text:span></text:p>
          </table:table-cell>
          <table:table-cell table:style-name="Tabelle10.B12" office:value-type="string">
            <text:p text:style-name="P13"><text:span text:style-name="T18">MODULE_NOT_FOUND</text:span></text:p>
          </table:table-cell>
          <table:table-cell table:style-name="Tabelle10.C12" office:value-type="string">
            <text:p text:style-name="P13"><text:span text:style-name="T18">Module not found</text:span></text:p>
          </table:table-cell>
          <table:table-cell table:style-name="Tabelle10.D12" office:value-type="string">
            <text:p text:style-name="P13"><text:span text:style-name="T17">Modul existiert nicht oder ist nicht sichtbar</text:span></text:p>
          </table:table-cell>
        </table:table-row>
        <table:table-row table:style-name="Tabelle10.1">
          <table:table-cell table:style-name="Tabelle10.A13" office:value-type="string">
            <text:p text:style-name="P13"><text:span text:style-name="T17">404</text:span></text:p>
          </table:table-cell>
          <table:table-cell table:style-name="Tabelle10.B13" office:value-type="string">
            <text:p text:style-name="P13"><text:span text:style-name="T18">ROLE_NOT_FOUND</text:span></text:p>
          </table:table-cell>
          <table:table-cell table:style-name="Tabelle10.C13" office:value-type="string">
            <text:p text:style-name="P13"><text:span text:style-name="T18">Role not found</text:span></text:p>
          </table:table-cell>
          <table:table-cell table:style-name="Tabelle10.D13" office:value-type="string">
            <text:p text:style-name="P13"><text:span text:style-name="T17">Rolle existiert nicht oder ist nicht sichtbar</text:span></text:p>
          </table:table-cell>
        </table:table-row>
        <table:table-row table:style-name="Tabelle10.1">
          <table:table-cell table:style-name="Tabelle10.A14" office:value-type="string">
            <text:p text:style-name="P13"><text:span text:style-name="T17">404</text:span></text:p>
          </table:table-cell>
          <table:table-cell table:style-name="Tabelle10.B14" office:value-type="string">
            <text:p text:style-name="P13"><text:span text:style-name="T18">SUBJECT_NOT_FOUND</text:span></text:p>
          </table:table-cell>
          <table:table-cell table:style-name="Tabelle10.C14" office:value-type="string">
            <text:p text:style-name="P13"><text:span text:style-name="T18">Subject not found</text:span></text:p>
          </table:table-cell>
          <table:table-cell table:style-name="Tabelle10.D14" office:value-type="string">
            <text:p text:style-name="P13"><text:span text:style-name="T17">Subject existiert nicht oder ist nicht sichtbar</text:span></text:p>
          </table:table-cell>
        </table:table-row>
        <table:table-row table:style-name="Tabelle10.1">
          <table:table-cell table:style-name="Tabelle10.A15" office:value-type="string">
            <text:p text:style-name="P13"><text:span text:style-name="T17">409</text:span></text:p>
          </table:table-cell>
          <table:table-cell table:style-name="Tabelle10.B15" office:value-type="string">
            <text:p text:style-name="P13"><text:span text:style-name="T18">LAST_TENANT_ADMIN</text:span></text:p>
          </table:table-cell>
          <table:table-cell table:style-name="Tabelle10.C15" office:value-type="string">
            <text:p text:style-name="P13"><text:span text:style-name="T18">Last tenant admin cannot be removed</text:span></text:p>
          </table:table-cell>
          <table:table-cell table:style-name="Tabelle10.D15" office:value-type="string">
            <text:p text:style-name="P13"><text:span text:style-name="T17">letzter Tenant-Admin würde entfernt</text:span></text:p>
          </table:table-cell>
        </table:table-row>
        <table:table-row table:style-name="Tabelle10.1">
          <table:table-cell table:style-name="Tabelle10.A16" office:value-type="string">
            <text:p text:style-name="P13"><text:span text:style-name="T17">409</text:span></text:p>
          </table:table-cell>
          <table:table-cell table:style-name="Tabelle10.B16" office:value-type="string">
            <text:p text:style-name="P13"><text:span text:style-name="T18">ROLE_ALREADY_EXISTS</text:span></text:p>
          </table:table-cell>
          <table:table-cell table:style-name="Tabelle10.C16" office:value-type="string">
            <text:p text:style-name="P13"><text:span text:style-name="T18">Role already exists</text:span></text:p>
          </table:table-cell>
          <table:table-cell table:style-name="Tabelle10.D16" office:value-type="string">
            <text:p text:style-name="P13"><text:span text:style-name="T17">Rollenname ist im Tenant bereits vergeben</text:span></text:p>
          </table:table-cell>
        </table:table-row>
        <table:table-row table:style-name="Tabelle10.1">
          <table:table-cell table:style-name="Tabelle10.A17" office:value-type="string">
            <text:p text:style-name="P13"><text:span text:style-name="T17">409</text:span></text:p>
          </table:table-cell>
          <table:table-cell table:style-name="Tabelle10.B17" office:value-type="string">
            <text:p text:style-name="P13"><text:span text:style-name="T18">MODULE_ALREADY_EXISTS</text:span></text:p>
          </table:table-cell>
          <table:table-cell table:style-name="Tabelle10.C17" office:value-type="string">
            <text:p text:style-name="P13"><text:span text:style-name="T18">Module already exists</text:span></text:p>
          </table:table-cell>
          <table:table-cell table:style-name="Tabelle10.D17" office:value-type="string">
            <text:p text:style-name="P13"><text:span text:style-name="T17">moduleKey existiert bereits</text:span></text:p>
          </table:table-cell>
        </table:table-row>
        <table:table-row table:style-name="Tabelle10.1">
          <table:table-cell table:style-name="Tabelle10.A18" office:value-type="string">
            <text:p text:style-name="P13"><text:span text:style-name="T17">500</text:span></text:p>
          </table:table-cell>
          <table:table-cell table:style-name="Tabelle10.B18" office:value-type="string">
            <text:p text:style-name="P13"><text:span text:style-name="T18">INTERNAL_ERROR</text:span></text:p>
          </table:table-cell>
          <table:table-cell table:style-name="Tabelle10.C18" office:value-type="string">
            <text:p text:style-name="P13"><text:span text:style-name="T18">Unexpected internal error</text:span></text:p>
          </table:table-cell>
          <table:table-cell table:style-name="Tabelle10.D18" office:value-type="string">
            <text:p text:style-name="P13"><text:span text:style-name="T17">unerwarteter Laufzeit-, Datenbank- oder Serialisierungsfehler</text:span></text:p>
          </table:table-cell>
        </table:table-row>
      </table:table>
      <text:h text:style-name="P9" text:outline-level="1"><text:span text:style-name="T5">11. Betrieb / Deployment / Konfiguration</text:span></text:h>
      <text:h text:style-name="P10" text:outline-level="2"><text:span text:style-name="T8">11.1 Serviceeigene Ports (nur Defaults, ausschließlich per ENV konfigurierbar)</text:span></text:h>
      <text:p text:style-name="Standard"><text:span text:style-name="T3">Der iam-service bindet folgende Ports:</text:span></text:p>
      <text:h text:style-name="P11" text:outline-level="3"><text:span text:style-name="T9">11.1.1 API/Application Port</text:span></text:h>
      <text:p text:style-name="Standard"><text:span text:style-name="T3">Spring Property: server.port</text:span></text:p>
      <text:p text:style-name="Standard"><text:span text:style-name="T3">ENV: IAM_SERVER_PORT</text:span></text:p>
      <text:p text:style-name="Standard"><text:span text:style-name="T3">Default: 8102</text:span></text:p>
      <text:h text:style-name="P11" text:outline-level="3"><text:span text:style-name="T9">11.1.2 Management/Actuator Port</text:span></text:h>
      <text:p text:style-name="Standard"><text:span text:style-name="T3">Spring Property: management.server.port</text:span></text:p>
      <text:p text:style-name="Standard"><text:span text:style-name="T3">ENV: IAM_MANAGEMENT_SERVER_PORT</text:span></text:p>
      <text:p text:style-name="Standard"><text:span text:style-name="T3">Default: 8202</text:span></text:p>
      <text:h text:style-name="P11" text:outline-level="3"><text:span text:style-name="T9">11.1.3 Optionale Ports (nur Dev/Test; Default deaktiviert)</text:span></text:h>
      <text:p text:style-name="Standard"><text:span text:style-name="T3">Diese Ports werden nur gebunden, wenn entsprechende Features aktiviert werden:</text:span></text:p>
      <text:list text:continue-numbering="true" text:style-name="WWNum1">
        <text:list-item>
          <text:p text:style-name="P8"><text:span text:style-name="T3">Debug (JDWP): ENV DEBUG_PORT (Default: deaktiviert)</text:span></text:p>
        </text:list-item>
        <text:list-item>
          <text:p text:style-name="P8"><text:span text:style-name="T3">Remote JMX: ENV JMX_PORT und JMX_RMI_PORT (Default: deaktiviert)</text:span></text:p>
        </text:list-item>
      </text:list>
      <text:h text:style-name="P11" text:outline-level="3"><text:span text:style-name="T9">11.1.4 Regel bei parallelem Betrieb mehrerer Services auf einem Host</text:span></text:h>
      <text:p text:style-name="Standard"><text:span text:style-name="T3">Wenn mehrere Services gleichzeitig auf demselben Host laufen, müssen IAM_SERVER_PORT und IAM_MANAGEMENT_SERVER_PORT pro Service eindeutig sein. Der iam-service ist so auslegbar, dass lokale Entwicklung und fachliche Tests nicht davon abhängen, dass andere Plattform-Services oder ein kompletter Docker-Compose-Verbund bereits aktiv laufen.</text:span></text:p>
      <text:h text:style-name="P10" text:outline-level="2"><text:span text:style-name="T8">11.2 Pfad-Konfiguration (nur per ENV)</text:span></text:h>
      <text:p text:style-name="P7"><text:span text:style-name="T2">API Context Path:</text:span></text:p>
      <text:p text:style-name="Standard"><text:span text:style-name="T3">Property: server.servlet.context-path</text:span></text:p>
      <text:p text:style-name="Standard"><text:soft-page-break/><text:span text:style-name="T3">ENV: SERVER_SERVLET_CONTEXT_PATH</text:span></text:p>
      <text:p text:style-name="Standard"><text:span text:style-name="T3">Default: /api/v1</text:span></text:p>
      <text:p text:style-name="P7"><text:span text:style-name="T2">Actuator Base Path:</text:span></text:p>
      <text:p text:style-name="Standard"><text:span text:style-name="T3">Property: management.endpoints.web.base-path</text:span></text:p>
      <text:p text:style-name="Standard"><text:span text:style-name="T3">ENV: MANAGEMENT_ENDPOINTS_WEB_BASE_PATH</text:span></text:p>
      <text:p text:style-name="Standard"><text:span text:style-name="T3">Default: /actuator</text:span></text:p>
      <text:h text:style-name="P10" text:outline-level="2"><text:span text:style-name="T8">11.3 JWT Resource Server – Konfiguration (nur per ENV)</text:span></text:h>
      <text:p text:style-name="P7"><text:span text:style-name="T2">JWKS:</text:span></text:p>
      <text:p text:style-name="Standard"><text:span text:style-name="T3">Property: spring.security.oauth2.resourceserver.jwt.jwk-set-uri</text:span></text:p>
      <text:p text:style-name="Standard"><text:span text:style-name="T3">ENV: SPRING_SECURITY_OAUTH2_RESOURCESERVER_JWT_JWK_SET_URI</text:span></text:p>
      <text:p text:style-name="P7"><text:span text:style-name="T2">Issuer:</text:span></text:p>
      <text:p text:style-name="Standard"><text:span text:style-name="T3">Property: spring.security.oauth2.resourceserver.jwt.issuer-uri</text:span></text:p>
      <text:p text:style-name="Standard"><text:span text:style-name="T3">ENV: SPRING_SECURITY_OAUTH2_RESOURCESERVER_JWT_ISSUER_URI</text:span></text:p>
      <text:p text:style-name="P7"><text:span text:style-name="T2">Erwartete Audience:</text:span></text:p>
      <text:p text:style-name="Standard"><text:span text:style-name="T3">Property: security.jwt.audience</text:span></text:p>
      <text:p text:style-name="Standard"><text:span text:style-name="T3">ENV: SECURITY_JWT_AUDIENCE</text:span></text:p>
      <text:p text:style-name="Standard"><text:span text:style-name="T3">Default: iam-service</text:span></text:p>
      <text:p text:style-name="P7"><text:span text:style-name="T2">Clock Skew:</text:span></text:p>
      <text:p text:style-name="Standard"><text:span text:style-name="T3">Property: security.jwt.clock-skew-seconds</text:span></text:p>
      <text:p text:style-name="Standard"><text:span text:style-name="T3">ENV: SECURITY_JWT_CLOCK_SKEW_SECONDS</text:span></text:p>
      <text:p text:style-name="Standard"><text:span text:style-name="T3">Default: 60</text:span></text:p>
      <text:h text:style-name="P10" text:outline-level="2"><text:span text:style-name="T8">11.4 Umgebungsvariablen</text:span></text:h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/>
        <table:table-header-rows>
          <table:table-row table:style-name="Tabelle11.1">
            <table:table-cell table:style-name="Tabelle11.A1" office:value-type="string">
              <text:p text:style-name="P13"><text:span text:style-name="T11">Variable</text:span></text:p>
            </table:table-cell>
            <table:table-cell table:style-name="Tabelle11.A1" office:value-type="string">
              <text:p text:style-name="P13"><text:span text:style-name="T11">Default</text:span></text:p>
            </table:table-cell>
            <table:table-cell table:style-name="Tabelle11.A1" office:value-type="string">
              <text:p text:style-name="P13"><text:span text:style-name="T11">Beispiel</text:span></text:p>
            </table:table-cell>
            <table:table-cell table:style-name="Tabelle11.A1" office:value-type="string">
              <text:p text:style-name="P13"><text:span text:style-name="T10">Beschreibung</text:span></text:p>
            </table:table-cell>
          </table:table-row>
        </table:table-header-rows>
        <table:table-row table:style-name="Tabelle11.1">
          <table:table-cell table:style-name="Tabelle11.A2" office:value-type="string">
            <text:p text:style-name="P13"><text:span text:style-name="T13">SPRING_PROFILES_ACTIVE</text:span></text:p>
          </table:table-cell>
          <table:table-cell table:style-name="Tabelle11.B2" office:value-type="string">
            <text:p text:style-name="P13"><text:span text:style-name="T13">local</text:span></text:p>
          </table:table-cell>
          <table:table-cell table:style-name="Tabelle11.C2" office:value-type="string">
            <text:p text:style-name="P13"><text:span text:style-name="T13">prod</text:span></text:p>
          </table:table-cell>
          <table:table-cell table:style-name="Tabelle11.D2" office:value-type="string">
            <text:p text:style-name="P13"><text:span text:style-name="T12">Profilsteuerung</text:span></text:p>
          </table:table-cell>
        </table:table-row>
        <table:table-row table:style-name="Tabelle11.1">
          <table:table-cell table:style-name="Tabelle11.A3" office:value-type="string">
            <text:p text:style-name="P13"><text:span text:style-name="T13">IAM_SERVER_PORT</text:span></text:p>
          </table:table-cell>
          <table:table-cell table:style-name="Tabelle11.B3" office:value-type="string">
            <text:p text:style-name="P13"><text:span text:style-name="T13">8102</text:span></text:p>
          </table:table-cell>
          <table:table-cell table:style-name="Tabelle11.C3" office:value-type="string">
            <text:p text:style-name="P13"><text:span text:style-name="T13">8102</text:span></text:p>
          </table:table-cell>
          <table:table-cell table:style-name="Tabelle11.D3" office:value-type="string">
            <text:p text:style-name="P13"><text:span text:style-name="T12">API/Application Port</text:span></text:p>
          </table:table-cell>
        </table:table-row>
        <table:table-row table:style-name="Tabelle11.1">
          <table:table-cell table:style-name="Tabelle11.A4" office:value-type="string">
            <text:p text:style-name="P13"><text:span text:style-name="T13">IAM_MANAGEMENT_SERVER_PORT</text:span></text:p>
          </table:table-cell>
          <table:table-cell table:style-name="Tabelle11.B4" office:value-type="string">
            <text:p text:style-name="P13"><text:span text:style-name="T13">8202</text:span></text:p>
          </table:table-cell>
          <table:table-cell table:style-name="Tabelle11.C4" office:value-type="string">
            <text:p text:style-name="P13"><text:span text:style-name="T13">8202</text:span></text:p>
          </table:table-cell>
          <table:table-cell table:style-name="Tabelle11.D4" office:value-type="string">
            <text:p text:style-name="P13"><text:span text:style-name="T12">Management/Actuator Port</text:span></text:p>
          </table:table-cell>
        </table:table-row>
        <table:table-row table:style-name="Tabelle11.1">
          <table:table-cell table:style-name="Tabelle11.A5" office:value-type="string">
            <text:p text:style-name="P13"><text:span text:style-name="T13">SERVER_SERVLET_CONTEXT_PATH</text:span></text:p>
          </table:table-cell>
          <table:table-cell table:style-name="Tabelle11.B5" office:value-type="string">
            <text:p text:style-name="P13"><text:span text:style-name="T13">/api/v1</text:span></text:p>
          </table:table-cell>
          <table:table-cell table:style-name="Tabelle11.C5" office:value-type="string">
            <text:p text:style-name="P13"><text:span text:style-name="T13">/api/v1</text:span></text:p>
          </table:table-cell>
          <table:table-cell table:style-name="Tabelle11.D5" office:value-type="string">
            <text:p text:style-name="P13"><text:span text:style-name="T12">API Context Path</text:span></text:p>
          </table:table-cell>
        </table:table-row>
        <table:table-row table:style-name="Tabelle11.1">
          <table:table-cell table:style-name="Tabelle11.A6" office:value-type="string">
            <text:p text:style-name="P13"><text:span text:style-name="T13">MANAGEMENT_ENDPOINTS_WEB_BASE_PATH</text:span></text:p>
          </table:table-cell>
          <table:table-cell table:style-name="Tabelle11.B6" office:value-type="string">
            <text:p text:style-name="P13"><text:span text:style-name="T13">/actuator</text:span></text:p>
          </table:table-cell>
          <table:table-cell table:style-name="Tabelle11.C6" office:value-type="string">
            <text:p text:style-name="P13"><text:span text:style-name="T13">/actuator</text:span></text:p>
          </table:table-cell>
          <table:table-cell table:style-name="Tabelle11.D6" office:value-type="string">
            <text:p text:style-name="P13"><text:span text:style-name="T12">Actuator Base Path</text:span></text:p>
          </table:table-cell>
        </table:table-row>
        <table:table-row table:style-name="Tabelle11.1">
          <table:table-cell table:style-name="Tabelle11.A7" office:value-type="string">
            <text:p text:style-name="P13"><text:span text:style-name="T13">IAM_DB_HOST</text:span></text:p>
          </table:table-cell>
          <table:table-cell table:style-name="Tabelle11.B7" office:value-type="string">
            <text:p text:style-name="P13"><text:span text:style-name="T13">localhost</text:span></text:p>
          </table:table-cell>
          <table:table-cell table:style-name="Tabelle11.C7" office:value-type="string">
            <text:p text:style-name="P13"><text:span text:style-name="T13">mariadb</text:span></text:p>
          </table:table-cell>
          <table:table-cell table:style-name="Tabelle11.D7" office:value-type="string">
            <text:p text:style-name="P13"><text:span text:style-name="T12">Datenbank-Host</text:span></text:p>
          </table:table-cell>
        </table:table-row>
        <table:table-row table:style-name="Tabelle11.1">
          <table:table-cell table:style-name="Tabelle11.A8" office:value-type="string">
            <text:p text:style-name="P13"><text:span text:style-name="T13">IAM_DB_PORT</text:span></text:p>
          </table:table-cell>
          <table:table-cell table:style-name="Tabelle11.B8" office:value-type="string">
            <text:p text:style-name="P13"><text:span text:style-name="T13">3306</text:span></text:p>
          </table:table-cell>
          <table:table-cell table:style-name="Tabelle11.C8" office:value-type="string">
            <text:p text:style-name="P13"><text:span text:style-name="T13">3306</text:span></text:p>
          </table:table-cell>
          <table:table-cell table:style-name="Tabelle11.D8" office:value-type="string">
            <text:p text:style-name="P13"><text:span text:style-name="T12">Datenbank-Port</text:span></text:p>
          </table:table-cell>
        </table:table-row>
        <table:table-row table:style-name="Tabelle11.1">
          <table:table-cell table:style-name="Tabelle11.A9" office:value-type="string">
            <text:p text:style-name="P13"><text:span text:style-name="T13">IAM_DB_NAME</text:span></text:p>
          </table:table-cell>
          <table:table-cell table:style-name="Tabelle11.B9" office:value-type="string">
            <text:p text:style-name="P13"><text:span text:style-name="T13">iam</text:span></text:p>
          </table:table-cell>
          <table:table-cell table:style-name="Tabelle11.C9" office:value-type="string">
            <text:p text:style-name="P13"><text:span text:style-name="T13">iam</text:span></text:p>
          </table:table-cell>
          <table:table-cell table:style-name="Tabelle11.D9" office:value-type="string">
            <text:p text:style-name="P13"><text:span text:style-name="T12">Datenbankname</text:span></text:p>
          </table:table-cell>
        </table:table-row>
        <table:table-row table:style-name="Tabelle11.1">
          <table:table-cell table:style-name="Tabelle11.A10" office:value-type="string">
            <text:p text:style-name="P13"><text:span text:style-name="T13">IAM_DB_USERNAME</text:span></text:p>
          </table:table-cell>
          <table:table-cell table:style-name="Tabelle11.B10" office:value-type="string">
            <text:p text:style-name="P13"><text:span text:style-name="T13">iam</text:span></text:p>
          </table:table-cell>
          <table:table-cell table:style-name="Tabelle11.C10" office:value-type="string">
            <text:p text:style-name="P13"><text:span text:style-name="T13">iam_user</text:span></text:p>
          </table:table-cell>
          <table:table-cell table:style-name="Tabelle11.D10" office:value-type="string">
            <text:p text:style-name="P13"><text:span text:style-name="T12">Datenbank-Benutzer</text:span></text:p>
          </table:table-cell>
        </table:table-row>
        <table:table-row table:style-name="Tabelle11.1">
          <table:table-cell table:style-name="Tabelle11.A11" office:value-type="string">
            <text:p text:style-name="P13"><text:span text:style-name="T13">IAM_DB_PASSWORD</text:span></text:p>
          </table:table-cell>
          <table:table-cell table:style-name="Tabelle11.B11" office:value-type="string">
            <text:p text:style-name="P13"><text:span text:style-name="T13">(leer)</text:span></text:p>
          </table:table-cell>
          <table:table-cell table:style-name="Tabelle11.C11" office:value-type="string">
            <text:p text:style-name="P13"><text:span text:style-name="T13">secret</text:span></text:p>
          </table:table-cell>
          <table:table-cell table:style-name="Tabelle11.D11" office:value-type="string">
            <text:p text:style-name="P13"><text:span text:style-name="T12">Datenbank-Passwort</text:span></text:p>
          </table:table-cell>
        </table:table-row>
        <table:table-row table:style-name="Tabelle11.1">
          <table:table-cell table:style-name="Tabelle11.A1" office:value-type="string">
            <text:p text:style-name="P13"><text:span text:style-name="T11">Variable</text:span></text:p>
          </table:table-cell>
          <table:table-cell table:style-name="Tabelle11.A1" office:value-type="string">
            <text:p text:style-name="P13"><text:span text:style-name="T11">Default</text:span></text:p>
          </table:table-cell>
          <table:table-cell table:style-name="Tabelle11.A1" office:value-type="string">
            <text:p text:style-name="P13"><text:span text:style-name="T11">Beispiel</text:span></text:p>
          </table:table-cell>
          <table:table-cell table:style-name="Tabelle11.A1" office:value-type="string">
            <text:p text:style-name="P13"><text:span text:style-name="T10">Beschreibung</text:span></text:p>
          </table:table-cell>
        </table:table-row>
        <table:table-row table:style-name="Tabelle11.1">
          <table:table-cell table:style-name="Tabelle11.A13" office:value-type="string">
            <text:p text:style-name="P13"><text:span text:style-name="T13">SPRING_DATASOURCE_URL</text:span></text:p>
          </table:table-cell>
          <table:table-cell table:style-name="Tabelle11.B13" office:value-type="string">
            <text:p text:style-name="P13"><text:span text:style-name="T13">jdbc:mariadb://</text:span><text:soft-page-break/><text:span text:style-name="T13">localhost:3306/iam</text:span></text:p>
          </table:table-cell>
          <table:table-cell table:style-name="Tabelle11.C13" office:value-type="string">
            <text:p text:style-name="P13"><text:span text:style-name="T13">jdbc:mariadb://</text:span><text:soft-page-break/><text:span text:style-name="T13">mariadb:3306/iam</text:span></text:p>
          </table:table-cell>
          <table:table-cell table:style-name="Tabelle11.D13" office:value-type="string">
            <text:p text:style-name="P13"><text:span text:style-name="T12">technische Datasource-</text:span><text:soft-page-break/><text:span text:style-name="T12">URL; fachlicher Persistenzzugriff erfolgt ausschließlich über JPA/Hibernate</text:span></text:p>
          </table:table-cell>
        </table:table-row>
        <table:table-row table:style-name="Tabelle11.1">
          <table:table-cell table:style-name="Tabelle11.A14" office:value-type="string">
            <text:p text:style-name="P13"><text:span text:style-name="T13">SPRING_DATASOURCE_USERNAME</text:span></text:p>
          </table:table-cell>
          <table:table-cell table:style-name="Tabelle11.B14" office:value-type="string">
            <text:p text:style-name="P13"><text:span text:style-name="T13">iam</text:span></text:p>
          </table:table-cell>
          <table:table-cell table:style-name="Tabelle11.C14" office:value-type="string">
            <text:p text:style-name="P13"><text:span text:style-name="T13">iam_user</text:span></text:p>
          </table:table-cell>
          <table:table-cell table:style-name="Tabelle11.D14" office:value-type="string">
            <text:p text:style-name="P13"><text:span text:style-name="T12">Datasource-Benutzer</text:span></text:p>
          </table:table-cell>
        </table:table-row>
        <table:table-row table:style-name="Tabelle11.1">
          <table:table-cell table:style-name="Tabelle11.A15" office:value-type="string">
            <text:p text:style-name="P13"><text:span text:style-name="T13">SPRING_DATASOURCE_PASSWORD</text:span></text:p>
          </table:table-cell>
          <table:table-cell table:style-name="Tabelle11.B15" office:value-type="string">
            <text:p text:style-name="P13"><text:span text:style-name="T13">(leer)</text:span></text:p>
          </table:table-cell>
          <table:table-cell table:style-name="Tabelle11.C15" office:value-type="string">
            <text:p text:style-name="P13"><text:span text:style-name="T13">secret</text:span></text:p>
          </table:table-cell>
          <table:table-cell table:style-name="Tabelle11.D15" office:value-type="string">
            <text:p text:style-name="P13"><text:span text:style-name="T12">Datasource-Passwort</text:span></text:p>
          </table:table-cell>
        </table:table-row>
        <table:table-row table:style-name="Tabelle11.1">
          <table:table-cell table:style-name="Tabelle11.A16" office:value-type="string">
            <text:p text:style-name="P13"><text:span text:style-name="T13">SPRING_JPA_HIBERNATE_DDL_AUTO</text:span></text:p>
          </table:table-cell>
          <table:table-cell table:style-name="Tabelle11.B16" office:value-type="string">
            <text:p text:style-name="P13"><text:span text:style-name="T13">validate</text:span></text:p>
          </table:table-cell>
          <table:table-cell table:style-name="Tabelle11.C16" office:value-type="string">
            <text:p text:style-name="P13"><text:span text:style-name="T13">validate</text:span></text:p>
          </table:table-cell>
          <table:table-cell table:style-name="Tabelle11.D16" office:value-type="string">
            <text:p text:style-name="P13"><text:span text:style-name="T12">Schema-Validierung durch Hibernate</text:span></text:p>
          </table:table-cell>
        </table:table-row>
        <table:table-row table:style-name="Tabelle11.1">
          <table:table-cell table:style-name="Tabelle11.A17" office:value-type="string">
            <text:p text:style-name="P13"><text:span text:style-name="T13">SPRING_JPA_SHOW_SQL</text:span></text:p>
          </table:table-cell>
          <table:table-cell table:style-name="Tabelle11.B17" office:value-type="string">
            <text:p text:style-name="P13"><text:span text:style-name="T13">false</text:span></text:p>
          </table:table-cell>
          <table:table-cell table:style-name="Tabelle11.C17" office:value-type="string">
            <text:p text:style-name="P13"><text:span text:style-name="T13">true</text:span></text:p>
          </table:table-cell>
          <table:table-cell table:style-name="Tabelle11.D17" office:value-type="string">
            <text:p text:style-name="P13"><text:span text:style-name="T12">SQL-Logging für Dev/Test</text:span></text:p>
          </table:table-cell>
        </table:table-row>
        <table:table-row table:style-name="Tabelle11.1">
          <table:table-cell table:style-name="Tabelle11.A18" office:value-type="string">
            <text:p text:style-name="P13"><text:span text:style-name="T13">SPRING_JPA_PROPERTIES_HIBERNATE_DIALECT</text:span></text:p>
          </table:table-cell>
          <table:table-cell table:style-name="Tabelle11.B18" office:value-type="string">
            <text:p text:style-name="P13"><text:span text:style-name="T13">automatisch/profilabhängig</text:span></text:p>
          </table:table-cell>
          <table:table-cell table:style-name="Tabelle11.C18" office:value-type="string">
            <text:p text:style-name="P13"><text:span text:style-name="T13">org.hibernate.dialect.MariaDBDialect</text:span></text:p>
          </table:table-cell>
          <table:table-cell table:style-name="Tabelle11.D18" office:value-type="string">
            <text:p text:style-name="P13"><text:span text:style-name="T12">Hibernate Dialekt</text:span></text:p>
          </table:table-cell>
        </table:table-row>
        <table:table-row table:style-name="Tabelle11.1">
          <table:table-cell table:style-name="Tabelle11.A19" office:value-type="string">
            <text:p text:style-name="P13"><text:span text:style-name="T13">SPRING_FLYWAY_ENABLED</text:span></text:p>
          </table:table-cell>
          <table:table-cell table:style-name="Tabelle11.B19" office:value-type="string">
            <text:p text:style-name="P13"><text:span text:style-name="T13">true</text:span></text:p>
          </table:table-cell>
          <table:table-cell table:style-name="Tabelle11.C19" office:value-type="string">
            <text:p text:style-name="P13"><text:span text:style-name="T13">true</text:span></text:p>
          </table:table-cell>
          <table:table-cell table:style-name="Tabelle11.D19" office:value-type="string">
            <text:p text:style-name="P13"><text:span text:style-name="T12">Flyway aktiv</text:span></text:p>
          </table:table-cell>
        </table:table-row>
        <table:table-row table:style-name="Tabelle11.1">
          <table:table-cell table:style-name="Tabelle11.A20" office:value-type="string">
            <text:p text:style-name="P13"><text:span text:style-name="T13">SPRING_FLYWAY_LOCATIONS</text:span></text:p>
          </table:table-cell>
          <table:table-cell table:style-name="Tabelle11.B20" office:value-type="string">
            <text:p text:style-name="P13"><text:span text:style-name="T13">classpath:db/migration</text:span></text:p>
          </table:table-cell>
          <table:table-cell table:style-name="Tabelle11.C20" office:value-type="string">
            <text:p text:style-name="P13"><text:span text:style-name="T13">classpath:db/migration</text:span></text:p>
          </table:table-cell>
          <table:table-cell table:style-name="Tabelle11.D20" office:value-type="string">
            <text:p text:style-name="P13"><text:span text:style-name="T12">Ort der Migrationen</text:span></text:p>
          </table:table-cell>
        </table:table-row>
        <table:table-row table:style-name="Tabelle11.1">
          <table:table-cell table:style-name="Tabelle11.A21" office:value-type="string">
            <text:p text:style-name="P13"><text:span text:style-name="T13">SPRING_SECURITY_OAUTH2_RESOURCESERVER_JWT_JWK_SET_URI</text:span></text:p>
          </table:table-cell>
          <table:table-cell table:style-name="Tabelle11.B21" office:value-type="string">
            <text:p text:style-name="P13"><text:span text:style-name="T13">(leer)</text:span></text:p>
          </table:table-cell>
          <table:table-cell table:style-name="Tabelle11.C21" office:value-type="string">
            <text:p text:style-name="P13"><text:span text:style-name="T13">http://auth-service:8080/.well-known/jwks.json</text:span></text:p>
          </table:table-cell>
          <table:table-cell table:style-name="Tabelle11.D21" office:value-type="string">
            <text:p text:style-name="P13"><text:span text:style-name="T12">JWKS URL</text:span></text:p>
          </table:table-cell>
        </table:table-row>
        <table:table-row table:style-name="Tabelle11.1">
          <table:table-cell table:style-name="Tabelle11.A22" office:value-type="string">
            <text:p text:style-name="P13"><text:span text:style-name="T13">SPRING_SECURITY_OAUTH2_RESOURCESERVER_JWT_ISSUER_URI</text:span></text:p>
          </table:table-cell>
          <table:table-cell table:style-name="Tabelle11.B22" office:value-type="string">
            <text:p text:style-name="P13"><text:span text:style-name="T13">(leer)</text:span></text:p>
          </table:table-cell>
          <table:table-cell table:style-name="Tabelle11.C22" office:value-type="string">
            <text:p text:style-name="P13"><text:span text:style-name="T13">http://auth-service:8080/api/v1/auth</text:span></text:p>
          </table:table-cell>
          <table:table-cell table:style-name="Tabelle11.D22" office:value-type="string">
            <text:p text:style-name="P13"><text:span text:style-name="T12">Issuer URI</text:span></text:p>
          </table:table-cell>
        </table:table-row>
        <table:table-row table:style-name="Tabelle11.1">
          <table:table-cell table:style-name="Tabelle11.A23" office:value-type="string">
            <text:p text:style-name="P13"><text:span text:style-name="T13">SECURITY_JWT_AUDIENCE</text:span></text:p>
          </table:table-cell>
          <table:table-cell table:style-name="Tabelle11.B23" office:value-type="string">
            <text:p text:style-name="P13"><text:span text:style-name="T13">iam-service</text:span></text:p>
          </table:table-cell>
          <table:table-cell table:style-name="Tabelle11.C23" office:value-type="string">
            <text:p text:style-name="P13"><text:span text:style-name="T13">iam-service</text:span></text:p>
          </table:table-cell>
          <table:table-cell table:style-name="Tabelle11.D23" office:value-type="string">
            <text:p text:style-name="P13"><text:span text:style-name="T12">erwartete Audience</text:span></text:p>
          </table:table-cell>
        </table:table-row>
        <table:table-row table:style-name="Tabelle11.1">
          <table:table-cell table:style-name="Tabelle11.A24" office:value-type="string">
            <text:p text:style-name="P13"><text:span text:style-name="T13">SECURITY_JWT_CLOCK_SKEW_SECONDS</text:span></text:p>
          </table:table-cell>
          <table:table-cell table:style-name="Tabelle11.B24" office:value-type="string">
            <text:p text:style-name="P13"><text:span text:style-name="T13">60</text:span></text:p>
          </table:table-cell>
          <table:table-cell table:style-name="Tabelle11.C24" office:value-type="string">
            <text:p text:style-name="P13"><text:span text:style-name="T13">60</text:span></text:p>
          </table:table-cell>
          <table:table-cell table:style-name="Tabelle11.D24" office:value-type="string">
            <text:p text:style-name="P13"><text:span text:style-name="T12">Clock Skew Sekunden</text:span></text:p>
          </table:table-cell>
        </table:table-row>
        <table:table-row table:style-name="Tabelle11.1">
          <table:table-cell table:style-name="Tabelle11.A25" office:value-type="string">
            <text:p text:style-name="P13"><text:span text:style-name="T13">IAM_NON_LEAK_404</text:span></text:p>
          </table:table-cell>
          <table:table-cell table:style-name="Tabelle11.B25" office:value-type="string">
            <text:p text:style-name="P13"><text:span text:style-name="T13">false</text:span></text:p>
          </table:table-cell>
          <table:table-cell table:style-name="Tabelle11.C25" office:value-type="string">
            <text:p text:style-name="P13"><text:span text:style-name="T13">true</text:span></text:p>
          </table:table-cell>
          <table:table-cell table:style-name="Tabelle11.D25" office:value-type="string">
            <text:p text:style-name="P13"><text:span text:style-name="T12">No-Data-Leak bei tenant-fremden Ressourcen</text:span></text:p>
          </table:table-cell>
        </table:table-row>
        <table:table-row table:style-name="Tabelle11.1">
          <table:table-cell table:style-name="Tabelle11.A26" office:value-type="string">
            <text:p text:style-name="P13"><text:span text:style-name="T13">IAM_SWAGGER_ENABLED</text:span></text:p>
          </table:table-cell>
          <table:table-cell table:style-name="Tabelle11.B26" office:value-type="string">
            <text:p text:style-name="P13"><text:span text:style-name="T13">true (nur local)</text:span></text:p>
          </table:table-cell>
          <table:table-cell table:style-name="Tabelle11.C26" office:value-type="string">
            <text:p text:style-name="P13"><text:span text:style-name="T13">false</text:span></text:p>
          </table:table-cell>
          <table:table-cell table:style-name="Tabelle11.D26" office:value-type="string">
            <text:p text:style-name="P13"><text:span text:style-name="T12">Swagger/OpenAPI aktiviert/deaktiviert</text:span></text:p>
          </table:table-cell>
        </table:table-row>
        <table:table-row table:style-name="Tabelle11.1">
          <table:table-cell table:style-name="Tabelle11.A27" office:value-type="string">
            <text:p text:style-name="P13"><text:span text:style-name="T13">IAM_TEST_DB_MODE</text:span></text:p>
          </table:table-cell>
          <table:table-cell table:style-name="Tabelle11.B27" office:value-type="string">
            <text:p text:style-name="P13"><text:span text:style-name="T13">h2</text:span></text:p>
          </table:table-cell>
          <table:table-cell table:style-name="Tabelle11.C27" office:value-type="string">
            <text:p text:style-name="P13"><text:span text:style-name="T13">h2</text:span></text:p>
          </table:table-cell>
          <table:table-cell table:style-name="Tabelle11.D27" office:value-type="string">
            <text:p text:style-name="P13"><text:span text:style-name="T12">Testdatenbank-Modus</text:span></text:p>
          </table:table-cell>
        </table:table-row>
        <table:table-row table:style-name="Tabelle11.1">
          <table:table-cell table:style-name="Tabelle11.A28" office:value-type="string">
            <text:p text:style-name="P13"><text:span text:style-name="T13">DEBUG_PORT</text:span></text:p>
          </table:table-cell>
          <table:table-cell table:style-name="Tabelle11.B28" office:value-type="string">
            <text:p text:style-name="P13"><text:span text:style-name="T13">(deaktiviert)</text:span></text:p>
          </table:table-cell>
          <table:table-cell table:style-name="Tabelle11.C28" office:value-type="string">
            <text:p text:style-name="P13"><text:span text:style-name="T13">5005</text:span></text:p>
          </table:table-cell>
          <table:table-cell table:style-name="Tabelle11.D28" office:value-type="string">
            <text:p text:style-name="P13"><text:span text:style-name="T12">JDWP Debug Port</text:span></text:p>
          </table:table-cell>
        </table:table-row>
        <table:table-row table:style-name="Tabelle11.1">
          <table:table-cell table:style-name="Tabelle11.A29" office:value-type="string">
            <text:p text:style-name="P13"><text:span text:style-name="T13">JMX_PORT</text:span></text:p>
          </table:table-cell>
          <table:table-cell table:style-name="Tabelle11.B29" office:value-type="string">
            <text:p text:style-name="P13"><text:span text:style-name="T13">(deaktiviert)</text:span></text:p>
          </table:table-cell>
          <table:table-cell table:style-name="Tabelle11.C29" office:value-type="string">
            <text:p text:style-name="P13"><text:span text:style-name="T13">9010</text:span></text:p>
          </table:table-cell>
          <table:table-cell table:style-name="Tabelle11.D29" office:value-type="string">
            <text:p text:style-name="P13"><text:span text:style-name="T12">Remote JMX Port</text:span></text:p>
          </table:table-cell>
        </table:table-row>
        <table:table-row table:style-name="Tabelle11.1">
          <table:table-cell table:style-name="Tabelle11.A30" office:value-type="string">
            <text:p text:style-name="P13"><text:span text:style-name="T13">JMX_RMI_PORT</text:span></text:p>
          </table:table-cell>
          <table:table-cell table:style-name="Tabelle11.B30" office:value-type="string">
            <text:p text:style-name="P13"><text:span text:style-name="T13">(deaktiviert)</text:span></text:p>
          </table:table-cell>
          <table:table-cell table:style-name="Tabelle11.C30" office:value-type="string">
            <text:p text:style-name="P13"><text:span text:style-name="T13">9011</text:span></text:p>
          </table:table-cell>
          <table:table-cell table:style-name="Tabelle11.D30" office:value-type="string">
            <text:p text:style-name="P13"><text:span text:style-name="T12">Remote JMX RMI Port</text:span></text:p>
          </table:table-cell>
        </table:table-row>
      </table:table>
      <text:h text:style-name="P9" text:outline-level="1"><text:span text:style-name="T5">12. Tests und Abnahmekriterien</text:span></text:h>
      <text:h text:style-name="P10" text:outline-level="2"><text:span text:style-name="T8">12.1 Tests</text:span></text:h>
      <text:p text:style-name="P7"><text:span text:style-name="T2">Integrationstests REST + DB:</text:span></text:p>
      <text:list text:continue-numbering="true" text:style-name="WWNum1">
        <text:list-item>
          <text:p text:style-name="P8"><text:span text:style-name="T3">Integrationstests mit relationaler Testdatenbank</text:span></text:p>
        </text:list-item>
        <text:list-item>
          <text:p text:style-name="P8"><text:span text:style-name="T3">Testumgebung basiert auf H2 für isolierte Testläufe</text:span></text:p>
        </text:list-item>
        <text:list-item>
          <text:p text:style-name="P8"><text:span text:style-name="T3">Testausführung erfolgt ohne Voraussetzung, dass andere Plattform-Services bereits laufen</text:span></text:p>
        </text:list-item>
        <text:list-item>
          <text:p text:style-name="P8"><text:span text:style-name="T3">abhängige Fremdservices wie auth-service, user-service oder company-service werden für Tests gemockt, gestubbt oder durch Testkonfiguration ersetzt</text:span></text:p>
        </text:list-item>
        <text:list-item>
          <text:p text:style-name="P8"><text:span text:style-name="T3">falls Testcontainers im Build verwendet werden, dient dies nur der isolierten Testausführung und nicht als Voraussetzung für parallel laufende Fremdservices</text:span></text:p>
        </text:list-item>
      </text:list>
      <text:p text:style-name="P7"><text:span text:style-name="T2">Security-Tests:</text:span></text:p>
      <text:list text:continue-numbering="true" text:style-name="WWNum1">
        <text:list-item>
          <text:p text:style-name="P8"><text:span text:style-name="T3">JWT-Validierung (aud, iss, exp, JWKS)</text:span></text:p>
        </text:list-item>
        <text:list-item>
          <text:p text:style-name="P8"><text:span text:style-name="T3">Pflichtclaims tenant_id und subject_type</text:span></text:p>
        </text:list-item>
        <text:list-item>
          <text:p text:style-name="P8"><text:soft-page-break/><text:span text:style-name="T3">Mandantentrennung über Header, Pfad, Query und Persistenz</text:span></text:p>
        </text:list-item>
        <text:list-item>
          <text:p text:style-name="P8"><text:span text:style-name="T3">Rechteprüfung für Self, Tenant-Admin und System-Admin</text:span></text:p>
        </text:list-item>
        <text:list-item>
          <text:p text:style-name="P8"><text:span text:style-name="T3">No-Data-Leak-Verhalten (404 statt 403), wenn aktiviert</text:span></text:p>
        </text:list-item>
      </text:list>
      <text:p text:style-name="P7"><text:span text:style-name="T2">Fachtests:</text:span></text:p>
      <text:list text:continue-numbering="true" text:style-name="WWNum1">
        <text:list-item>
          <text:p text:style-name="P8"><text:span text:style-name="T3">Modul anlegen / lesen / listen</text:span></text:p>
        </text:list-item>
        <text:list-item>
          <text:p text:style-name="P8"><text:span text:style-name="T3">Permission anlegen / lesen</text:span></text:p>
        </text:list-item>
        <text:list-item>
          <text:p text:style-name="P8"><text:span text:style-name="T3">tenant-spezifische Modulfreigabe</text:span></text:p>
        </text:list-item>
        <text:list-item>
          <text:p text:style-name="P8"><text:span text:style-name="T3">Rolle anlegen / lesen / ändern</text:span></text:p>
        </text:list-item>
        <text:list-item>
          <text:p text:style-name="P8"><text:span text:style-name="T3">Rollen-Permissions setzen</text:span></text:p>
        </text:list-item>
        <text:list-item>
          <text:p text:style-name="P8"><text:span text:style-name="T3">Assignment anlegen</text:span></text:p>
        </text:list-item>
        <text:list-item>
          <text:p text:style-name="P8"><text:span text:style-name="T3">Tenant-Admin hinzufügen / entfernen</text:span></text:p>
        </text:list-item>
        <text:list-item>
          <text:p text:style-name="P8"><text:span text:style-name="T3">letzter Tenant-Admin bleibt erhalten</text:span></text:p>
        </text:list-item>
        <text:list-item>
          <text:p text:style-name="P8"><text:span text:style-name="T3">System-Admin anlegen</text:span></text:p>
        </text:list-item>
        <text:list-item>
          <text:p text:style-name="P8"><text:span text:style-name="T3">effektive Rechteabfrage inklusive permVersion</text:span></text:p>
        </text:list-item>
      </text:list>
      <text:p text:style-name="P7"><text:span text:style-name="T2">Persistenztests:</text:span></text:p>
      <text:list text:continue-numbering="true" text:style-name="WWNum1">
        <text:list-item>
          <text:p text:style-name="P8"><text:span text:style-name="T3">relationale Persistenz ausschließlich über JPA/Hibernate</text:span></text:p>
        </text:list-item>
        <text:list-item>
          <text:p text:style-name="P8"><text:span text:style-name="T3">keine fachliche Direktpersistenz über JDBC</text:span></text:p>
        </text:list-item>
        <text:list-item>
          <text:p text:style-name="P8"><text:span text:style-name="T3">JPA-Beziehungen, Constraints und Soft-Delete-Verhalten</text:span></text:p>
        </text:list-item>
        <text:list-item>
          <text:p text:style-name="P8"><text:span text:style-name="T3">Flyway-Migrationen sind auf MariaDB/MySQL ausführbar</text:span></text:p>
        </text:list-item>
        <text:list-item>
          <text:p text:style-name="P8"><text:span text:style-name="T3">Flyway-Skripte verwenden allgemein gültiges SQL und vermeiden unnötige Hersteller-Spezifika</text:span></text:p>
        </text:list-item>
      </text:list>
      <text:h text:style-name="P10" text:outline-level="2"><text:span text:style-name="T8">12.2 Abnahmekriterien</text:span></text:h>
      <text:list text:continue-numbering="true" text:style-name="WWNum1">
        <text:list-item>
          <text:p text:style-name="P8"><text:span text:style-name="T3">gültige JWTs mit aud=iam-service werden akzeptiert</text:span></text:p>
        </text:list-item>
        <text:list-item>
          <text:p text:style-name="P8"><text:span text:style-name="T3">Tokens ohne gültige Audience, ohne tenant_id oder ohne subject_type werden abgelehnt</text:span></text:p>
        </text:list-item>
        <text:list-item>
          <text:p text:style-name="P8"><text:span text:style-name="T3">Mandantentrennung funktioniert für Header-, Pfad-, Query- und Datenbankkontext</text:span></text:p>
        </text:list-item>
        <text:list-item>
          <text:p text:style-name="P8"><text:span text:style-name="T3">Module können katalogweit angelegt und gelesen werden</text:span></text:p>
        </text:list-item>
        <text:list-item>
          <text:p text:style-name="P8"><text:span text:style-name="T3">Permissions können einem Modul korrekt zugeordnet werden</text:span></text:p>
        </text:list-item>
        <text:list-item>
          <text:p text:style-name="P8"><text:span text:style-name="T3">tenant-spezifische Modulfreigaben wirken sich korrekt auf Rechteabfragen aus</text:span></text:p>
        </text:list-item>
        <text:list-item>
          <text:p text:style-name="P8"><text:span text:style-name="T3">Rollen können tenant-spezifisch angelegt und gepflegt werden</text:span></text:p>
        </text:list-item>
        <text:list-item>
          <text:p text:style-name="P8"><text:span text:style-name="T3">Rollen-Permissions liefern die erwartete effektive Rechtebasis</text:span></text:p>
        </text:list-item>
        <text:list-item>
          <text:p text:style-name="P8"><text:span text:style-name="T3">Assignments für USER- und SERVICE-Subjects funktionieren tenant-scharf</text:span></text:p>
        </text:list-item>
        <text:list-item>
          <text:p text:style-name="P8"><text:span text:style-name="T3">Tenant-Admins erhalten tenant-spezifische Administrationsrechte</text:span></text:p>
        </text:list-item>
        <text:list-item>
          <text:p text:style-name="P8"><text:span text:style-name="T3">System-Admins erhalten tenant-übergreifende Administrationsrechte</text:span></text:p>
        </text:list-item>
        <text:list-item>
          <text:p text:style-name="P8"><text:span text:style-name="T3">der letzte Tenant-Admin eines Tenants kann nicht entfernt werden</text:span></text:p>
        </text:list-item>
        <text:list-item>
          <text:p text:style-name="P8"><text:span text:style-name="T3">Rechteabfragen liefern korrekt enabled, permissions und permVersion</text:span></text:p>
        </text:list-item>
        <text:list-item>
          <text:p text:style-name="P8"><text:span text:style-name="T3">die Persistenz läuft auf MariaDB/MySQL</text:span></text:p>
        </text:list-item>
        <text:list-item>
          <text:p text:style-name="P8"><text:span text:style-name="T3">fachliche Persistenz erfolgt ausschließlich über JPA/Hibernate</text:span></text:p>
        </text:list-item>
        <text:list-item>
          <text:p text:style-name="P8"><text:span text:style-name="T3">NoSQL ist nicht Bestandteil des Services</text:span></text:p>
        </text:list-item>
        <text:list-item>
          <text:p text:style-name="P8"><text:span text:style-name="T3">Flyway-Migrationen sind allgemein gültig formuliert und auf MariaDB/MySQL ausführbar</text:span></text:p>
        </text:list-item>
        <text:list-item>
          <text:p text:style-name="P8"><text:span text:style-name="T3">Default-Ports sind 8102 für API und 8202 für Management/Actuator</text:span></text:p>
        </text:list-item>
        <text:list-item>
          <text:p text:style-name="P8"><text:span text:style-name="T3">die Ports sind über IAM_SERVER_PORT und IAM_MANAGEMENT_SERVER_PORT konfigurierba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fo:font-size="11pt" style:font-size-asian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212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494cm" fo:margin-bottom="0.212cm" style:contextual-spacing="false" fo:keep-together="always" fo:keep-with-next="always"/>
      <style:text-properties fo:color="#111111" loext:opacity="100%" style:font-name="Calibri" fo:font-family="Calibri" style:font-family-generic="roman" style:font-pitch="variable" fo:font-size="15pt" fo:font-weight="bold" style:font-name-asian="ＭＳ ゴシック" style:font-family-asian="'ＭＳ ゴシック'" style:font-family-generic-asian="system" style:font-pitch-asian="variable" style:font-size-asian="15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.141cm" style:contextual-spacing="false" fo:keep-together="always" fo:keep-with-next="always"/>
      <style:text-properties fo:color="#111111" loext:opacity="100%" style:font-name="Calibri" fo:font-family="Calibri" style:font-family-generic="roman" style:font-pitch="variable" fo:font-size="12.5pt" fo:font-weight="bold" style:font-name-asian="ＭＳ ゴシック" style:font-family-asian="'ＭＳ ゴシック'" style:font-family-generic-asian="system" style:font-pitch-asian="variable" style:font-size-asian="12.5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071cm" style:contextual-spacing="false" fo:keep-together="always" fo:keep-with-next="always"/>
      <style:text-properties fo:color="#111111" loext:opacity="100%" style:font-name="Calibri" fo:font-family="Calibri" style:font-family-generic="roman" style:font-pitch="variable" fo:font-size="11.5pt" fo:font-weight="bold" style:font-name-asian="ＭＳ ゴシック" style:font-family-asian="'ＭＳ ゴシック'" style:font-family-generic-asian="system" style:font-pitch-asian="variable" style:font-size-asian="11.5pt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494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11111" loext:opacity="100%" style:font-name="Calibri" fo:font-family="Calibri" style:font-family-generic="roman" style:font-pitch="variable" fo:font-size="22pt" fo:letter-spacing="0.009cm" fo:font-weight="bold" style:letter-kerning="true" style:font-name-asian="ＭＳ ゴシック" style:font-family-asian="'ＭＳ ゴシック'" style:font-family-generic-asian="system" style:font-pitch-asian="variable" style:font-size-asian="22pt" style:font-weight-asian="bold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12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212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212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106cm" style:contextual-spacing="true"/>
      <style:text-properties style:font-name="Arial" fo:font-family="Arial" style:font-family-generic="roman" style:font-pitch="variable" fo:font-size="11pt" style:font-size-asian="11pt"/>
    </style:style>
    <style:style style:name="List_20_2" style:display-name="List 2" style:family="paragraph" style:parent-style-name="Standard" style:list-style-name="WWNum2" style:class="list">
      <style:paragraph-properties fo:margin-top="0cm" fo:margin-bottom="0.212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212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106cm" style:contextual-spacing="true"/>
      <style:text-properties style:font-name="Arial" fo:font-family="Arial" style:font-family-generic="roman" style:font-pitch="variable" fo:font-size="11pt" style:font-size-asian="11pt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212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212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2cm" fo:margin-right="2.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3.2$Windows_X86_64 LibreOffice_project/8ca8d55c161d602844f5428fa4b58097424e324e</meta:generator>
    <meta:document-statistic meta:table-count="11" meta:image-count="0" meta:object-count="0" meta:page-count="17" meta:paragraph-count="709" meta:word-count="2712" meta:character-count="23245" meta:non-whitespace-character-count="21459"/>
    <meta:user-defined meta:name="AppVersion">14.0000</meta:user-defined>
    <meta:template xlink:type="simple" xlink:actuate="onRequest" xlink:title="Normal.dotm" xlink:href=""/>
  </office:meta>
</office:document-meta>
</file>